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fo:text-align="justify" style:justify-single-word="false"/>
      <style:text-properties officeooo:paragraph-rsid="009b19a2"/>
    </style:style>
    <style:style style:name="P2" style:family="paragraph" style:parent-style-name="Standard_20__28_user_29_">
      <style:paragraph-properties fo:text-align="center" style:justify-single-word="false"/>
      <style:text-properties officeooo:paragraph-rsid="009b19a2"/>
    </style:style>
    <style:style style:name="P3" style:family="paragraph" style:parent-style-name="Standard_20__28_user_29_">
      <style:paragraph-properties fo:text-align="justify" style:justify-single-word="false"/>
      <style:text-properties style:font-name="Arial1" fo:font-size="15pt" fo:font-style="italic" officeooo:paragraph-rsid="009b19a2" style:font-size-asian="15pt" style:font-style-asian="italic" style:font-size-complex="15pt" style:font-style-complex="italic"/>
    </style:style>
    <style:style style:name="P4" style:family="paragraph" style:parent-style-name="Standard_20__28_user_29_">
      <style:paragraph-properties fo:text-align="justify" style:justify-single-word="false"/>
      <style:text-properties style:font-name="Arial1" fo:font-size="15pt" officeooo:paragraph-rsid="009b19a2" style:font-size-asian="15pt" style:font-size-complex="15pt"/>
    </style:style>
    <style:style style:name="P5" style:family="paragraph" style:parent-style-name="Standard_20__28_user_29_">
      <style:paragraph-properties fo:text-align="center" style:justify-single-word="false"/>
      <style:text-properties style:font-name="Arial1" fo:font-size="22pt" fo:font-style="italic" style:text-underline-style="solid" style:text-underline-width="auto" style:text-underline-color="font-color" fo:font-weight="bold" officeooo:paragraph-rsid="009b19a2" style:font-size-asian="22pt" style:font-style-asian="italic" style:font-weight-asian="bold" style:font-size-complex="22pt" style:font-style-complex="italic" style:font-weight-complex="bold"/>
    </style:style>
    <style:style style:name="P6" style:family="paragraph" style:parent-style-name="Standard_20__28_user_29_">
      <style:paragraph-properties fo:text-align="justify" style:justify-single-word="false"/>
      <style:text-properties style:font-name="Arial1" officeooo:paragraph-rsid="009b19a2"/>
    </style:style>
    <style:style style:name="P7" style:family="paragraph" style:parent-style-name="Standard_20__28_user_29_">
      <style:paragraph-properties fo:text-align="justify" style:justify-single-word="false"/>
      <style:text-properties style:font-name="Arial1" fo:font-weight="bold" officeooo:paragraph-rsid="009b19a2" style:font-weight-asian="bold" style:font-weight-complex="bold"/>
    </style:style>
    <style:style style:name="P8" style:family="paragraph" style:parent-style-name="Standard_20__28_user_29_">
      <style:paragraph-properties fo:text-align="justify" style:justify-single-word="false"/>
      <style:text-properties style:font-name="Arial1" fo:font-style="italic" officeooo:paragraph-rsid="009b19a2" style:font-style-asian="italic" style:font-style-complex="italic"/>
    </style:style>
    <style:style style:name="P9" style:family="paragraph" style:parent-style-name="Standard_20__28_user_29_">
      <style:paragraph-properties fo:text-align="justify" style:justify-single-word="false"/>
      <style:text-properties style:font-name="Arial1" fo:font-style="italic" style:text-underline-style="solid" style:text-underline-width="auto" style:text-underline-color="font-color" officeooo:paragraph-rsid="009b19a2" style:font-style-asian="italic" style:font-style-complex="italic"/>
    </style:style>
    <style:style style:name="P10"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09b19a2" style:font-size-asian="15pt" style:font-style-asian="italic" style:font-size-complex="15pt" style:font-style-complex="italic"/>
    </style:style>
    <style:style style:name="P11" style:family="paragraph" style:parent-style-name="Standard_20__28_user_29_" style:master-page-name="Standard">
      <style:paragraph-properties fo:text-align="center" style:justify-single-word="false" style:page-number="auto"/>
      <style:text-properties style:font-name="Arial1" style:text-underline-style="solid" style:text-underline-width="auto" style:text-underline-color="font-color" officeooo:paragraph-rsid="009b19a2"/>
    </style:style>
    <style:style style:name="P12" style:family="paragraph" style:parent-style-name="Standard_20__28_user_29_" style:master-page-name="Converted1">
      <style:paragraph-properties fo:text-align="center" style:justify-single-word="false" style:page-number="auto"/>
      <style:text-properties style:font-name="Arial1" fo:font-size="15pt" fo:font-style="italic" style:text-underline-style="solid" style:text-underline-width="auto" style:text-underline-color="font-color" officeooo:paragraph-rsid="009b19a2" style:font-size-asian="15pt" style:font-style-asian="italic" style:font-size-complex="15pt" style:font-style-complex="italic"/>
    </style:style>
    <style:style style:name="P13" style:family="paragraph" style:parent-style-name="Standard_20__28_user_29_">
      <style:paragraph-properties fo:text-align="center" style:justify-single-word="false"/>
      <style:text-properties style:font-name="Arial" fo:font-size="15pt" fo:font-style="italic" style:text-underline-style="solid" style:text-underline-width="auto" style:text-underline-color="font-color" fo:font-weight="bold" officeooo:rsid="0096fc20" officeooo:paragraph-rsid="009b19a2"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22pt" fo:font-style="italic" fo:font-weight="bold" officeooo:rsid="0096fc20" style:font-size-asian="22pt" style:font-style-asian="italic" style:font-weight-asian="bold" style:font-size-complex="22pt" style:font-style-complex="italic" style:font-weight-complex="bold"/>
    </style:style>
    <style:style style:name="T3" style:family="text">
      <style:text-properties fo:font-size="22pt" fo:font-style="italic" fo:font-weight="bold" officeooo:rsid="0096fc20"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T4" style:family="text">
      <style:text-properties style:font-name="Arial" fo:font-size="22pt" fo:font-style="italic" fo:font-weight="bold" officeooo:rsid="0096fc20"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T5" style:family="text">
      <style:text-properties style:font-name="Arial1"/>
    </style:style>
    <style:style style:name="T6" style:family="text">
      <style:text-properties style:font-name="Arial1" fo:font-size="15pt" fo:font-style="italic" style:text-underline-style="solid" style:text-underline-width="auto" style:text-underline-color="font-color" style:font-size-asian="15pt" style:font-style-asian="italic" style:font-size-complex="15pt" style:font-style-complex="italic"/>
    </style:style>
    <style:style style:name="T7" style:family="text">
      <style:text-properties style:font-name="Arial1" fo:font-size="15pt" fo:font-style="italic" style:font-size-asian="15pt" style:font-style-asian="italic" style:font-size-complex="15pt" style:font-style-complex="italic"/>
    </style:style>
    <style:style style:name="T8" style:family="text">
      <style:text-properties style:font-name="Arial1" fo:font-size="15pt" style:font-size-asian="15pt" style:font-size-complex="15pt"/>
    </style:style>
    <style:style style:name="T9" style:family="text">
      <style:text-properties style:font-name="Arial1" fo:font-size="15pt" fo:font-weight="bold" style:font-size-asian="15pt" style:font-weight-asian="bold" style:font-size-complex="15pt" style:font-weight-complex="bold"/>
    </style:style>
    <style:style style:name="T10" style:family="text">
      <style:text-properties style:font-name="Arial1" fo:font-style="italic" style:font-style-asian="italic" style:font-style-complex="italic"/>
    </style:style>
    <style:style style:name="T11" style:family="text">
      <style:text-properties style:font-name="Arial1" fo:font-style="italic" style:text-underline-style="solid" style:text-underline-width="auto" style:text-underline-color="font-color" style:font-style-asian="italic" style:font-style-complex="italic"/>
    </style:style>
    <style:style style:name="T12" style:family="text">
      <style:text-properties style:font-name="Arial1" fo:font-weight="bold" style:font-weight-asian="bold"/>
    </style:style>
    <style:style style:name="T13" style:family="text">
      <style:text-properties style:font-name="Arial1" fo:font-weight="bold" style:font-weight-asian="bold" style:font-weight-complex="bold"/>
    </style:style>
    <style:style style:name="T14" style:family="text">
      <style:text-properties style:font-name="Arial1" fo:font-size="10pt" style:font-size-asian="10pt" style:font-size-complex="10pt"/>
    </style:style>
    <style:style style:name="T15" style:family="text">
      <style:text-properties style:font-name="Arial1" fo:font-size="6pt" style:font-size-asian="6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Léopold is away </text:span><text:span text:style-name="T2">1 :</text:span><text:span text:style-name="T4"> </text:span><text:span text:style-name="T3">Un amour dangereux</text:span></text:p>
      <text:p text:style-name="P5"/>
      <text:p text:style-name="P2"><text:span text:style-name="Police_20_par_20_défaut1"><text:span text:style-name="T6">Sommaire :</text:span></text:span></text:p>
      <text:p text:style-name="P4"/>
      <text:p text:style-name="P6">- Chapitre 1 : Sentiments → Page 2</text:p>
      <text:p text:style-name="P6">- Chapitre 2 : Disparition → Page 4</text:p>
      <text:p text:style-name="P6">- Chapitre 3 : Complot → Page 7</text:p>
      <text:p text:style-name="P6">- Chapitre 4 : Pour la science → Page 15</text:p>
      <text:p text:style-name="P6">- Chapitre 5 : Le conseil → Page 18</text:p>
      <text:p text:style-name="P6">- Chapitre 6 : Reboot → Page 23</text:p>
      <text:p text:style-name="P10">Chapitre 1 : Sentiments</text:p>
      <text:p text:style-name="P6"/>
      <text:p text:style-name="P1"><text:span text:style-name="Police_20_par_20_défaut1"><text:span text:style-name="T7">BIP BIP BIP BI</text:span></text:span><text:span text:style-name="Police_20_par_20_défaut1"><text:span text:style-name="T10"> poc</text:span></text:span></text:p>
      <text:p text:style-name="P6"/>
      <text:p text:style-name="P1"><text:span text:style-name="Police_20_par_20_défaut1"><text:span text:style-name="T5">Déjà la troisième fois que le réveil d’Ivan sonnait. Il jeta un regard furtif : 8h15. Wait… 8h15 ?? Il se débarrassa violemment sa couverture ; il était en retard. Comme il avait raté son bus, il allait devoir courir ! Tant mieux, ça lui ferait les jambes.</text:span></text:span></text:p>
      <text:p text:style-name="P6"/>
      <text:p text:style-name="P1"><text:span text:style-name="Police_20_par_20_défaut1"><text:span text:style-name="T5">Arrivé à 10h20, il toqua à la porte de la G115. À peine 5 minutes après, il était viré avec Samy et Léopold pour avoir fait les cons.</text:span></text:span></text:p>
      <text:p text:style-name="P6"/>
      <text:p text:style-name="P1"><text:span text:style-name="Police_20_par_20_défaut1"><text:span text:style-name="T13">Léopold :</text:span></text:span><text:span text:style-name="Police_20_par_20_défaut1"><text:span text:style-name="T5"> Putain mais les gars vous êtes vraiment des attardés !</text:span></text:span></text:p>
      <text:p text:style-name="P6"/>
      <text:p text:style-name="P1"><text:span text:style-name="Police_20_par_20_défaut1"><text:span text:style-name="T13">Ivan :</text:span></text:span><text:span text:style-name="Police_20_par_20_défaut1"><text:span text:style-name="T5"> Noon !</text:span></text:span></text:p>
      <text:p text:style-name="P6"/>
      <text:p text:style-name="P1"><text:span text:style-name="Police_20_par_20_défaut1"><text:span text:style-name="T13">Samy :</text:span></text:span><text:span text:style-name="Police_20_par_20_défaut1"><text:span text:style-name="T5"> Du coup qu’est-ce qu’on fait ?</text:span></text:span></text:p>
      <text:p text:style-name="P6"/>
      <text:p text:style-name="P1"><text:span text:style-name="Police_20_par_20_défaut1"><text:span text:style-name="T13">Ivan :</text:span></text:span><text:span text:style-name="Police_20_par_20_défaut1"><text:span text:style-name="T5"> On se fait bab’ ?</text:span></text:span></text:p>
      <text:p text:style-name="P6"/>
      <text:p text:style-name="P1"><text:span text:style-name="Police_20_par_20_défaut1"><text:span text:style-name="T13">Léopold :</text:span></text:span><text:span text:style-name="Police_20_par_20_défaut1"><text:span text:style-name="T5"> Allez !</text:span></text:span></text:p>
      <text:p text:style-name="P6"/>
      <text:p text:style-name="P1"><text:span text:style-name="Police_20_par_20_défaut1"><text:span text:style-name="T5">Délaissant leurs scolarités, ils se dirigèrent vers la cafétéria. Après une partie minable, Samy parti pisser, laissant Ivan et Léopold face à deux no name. La cafétéria était particulièrement vide aujourd’hui. Le soleil illuminait la pièce, et chauffait l’air de ce vendredi. Ivan regardait Léopold. Il lui enviait sa barbe, son menton, ses épaules… En fait, il complexait carrément de ne pas avoir son métabolisme. Léopold était penché sur son téléphone, ne voyant donc pas le regard perçant d’Ivan. Il se leva avec un air grave, avant de l’adoucir lorsqu’il croisa celui d’Ivan.</text:span></text:span></text:p>
      <text:p text:style-name="P6"/>
      <text:p text:style-name="P1"><text:span text:style-name="Police_20_par_20_défaut1"><text:span text:style-name="T13">Ivan :</text:span></text:span><text:span text:style-name="Police_20_par_20_défaut1"><text:span text:style-name="T5"> Quelque chose ne va pas ?</text:span></text:span></text:p>
      <text:p text:style-name="P6"/>
      <text:p text:style-name="P1"><text:span text:style-name="Police_20_par_20_défaut1"><text:span text:style-name="T13">Léopold :</text:span></text:span><text:span text:style-name="Police_20_par_20_défaut1"><text:span text:style-name="T5"> Si, si… C’est juste que je…</text:span></text:span></text:p>
      <text:p text:style-name="P6"/>
      <text:p text:style-name="P1"><text:span text:style-name="Police_20_par_20_défaut1"><text:span text:style-name="T8">DOUNDIDOUDOUNDINDIDOUDOUNDINDIDOUDOUNDINDOUN</text:span></text:span></text:p>
      <text:p text:style-name="P6"/>
      <text:p text:style-name="P1"><text:span text:style-name="Police_20_par_20_défaut1"><text:span text:style-name="T5">La sonnerie. Léopold se tut le temps qu’elle passe.</text:span></text:span></text:p>
      <text:p text:style-name="P6"/>
      <text:p text:style-name="P1"><text:span text:style-name="Police_20_par_20_défaut1"><text:span text:style-name="T13">Léopold :</text:span></text:span><text:span text:style-name="Police_20_par_20_défaut1"><text:span text:style-name="T5"> </text:span></text:span><text:span text:style-name="Police_20_par_20_défaut1"><text:span text:style-name="T14">C’est juste que je…</text:span></text:span></text:p>
      <text:p text:style-name="P6"/>
      <text:p text:style-name="P1"><text:span text:style-name="Police_20_par_20_défaut1"><text:span text:style-name="T13">Samy :</text:span></text:span><text:span text:style-name="Police_20_par_20_défaut1"><text:span text:style-name="T5"> </text:span></text:span><text:span text:style-name="Police_20_par_20_défaut1"><text:span text:style-name="T8">Yo</text:span></text:span><text:span text:style-name="Police_20_par_20_défaut1"><text:span text:style-name="T5">.</text:span></text:span></text:p>
      <text:p text:style-name="P6"/>
      <text:p text:style-name="P1"><text:span text:style-name="Police_20_par_20_défaut1"><text:span text:style-name="T12">Léopold </text:span></text:span><text:span text:style-name="Police_20_par_20_défaut1"><text:span text:style-name="T5">: Qu’est-ce que tu branlais fils de pute ?</text:span></text:span></text:p>
      <text:p text:style-name="P7"/>
      <text:p text:style-name="P1"><text:span text:style-name="Police_20_par_20_défaut1"><text:span text:style-name="T13">Ivan :</text:span></text:span><text:span text:style-name="Police_20_par_20_défaut1"><text:span text:style-name="T5"> Eh bah ! Il était long ce pipi !</text:span></text:span></text:p>
      <text:p text:style-name="P6"/>
      <text:p text:style-name="P1"><text:span text:style-name="Police_20_par_20_défaut1"><text:span text:style-name="T13">Samy :</text:span></text:span><text:span text:style-name="Police_20_par_20_défaut1"><text:span text:style-name="T5"> je vais fumer, vous m’accompagnez ?</text:span></text:span></text:p>
      <text:p text:style-name="P6"/>
      <text:p text:style-name="P1"><text:span text:style-name="Police_20_par_20_défaut1"><text:span text:style-name="T13">Ivan :</text:span></text:span><text:span text:style-name="Police_20_par_20_défaut1"><text:span text:style-name="T5"> Ok j’arrive.</text:span></text:span></text:p>
      <text:p text:style-name="P6"/>
      <text:p text:style-name="P1"><text:soft-page-break/><text:span text:style-name="Police_20_par_20_défaut1"><text:span text:style-name="T5">Léopold les regarda partir, frustré de ne pas avoir pu révéler à Ivan que… non, il n’aurait pas pu lui expliquer de toute façon. Et puis, Ivan était trop naïf, il valait mieux pour lui qu’il reste en dehors de ça.</text:span></text:span></text:p>
      <text:p text:style-name="P6"/>
      <text:p text:style-name="P1"><text:span text:style-name="Police_20_par_20_défaut1"><text:span text:style-name="T13">Léopold :</text:span></text:span><text:span text:style-name="Police_20_par_20_défaut1"><text:span text:style-name="T5"> Allez-y, je vous rejoins.</text:span></text:span></text:p>
      <text:p text:style-name="P10">Chapitre 2 : Disparition</text:p>
      <text:p text:style-name="P6"/>
      <text:p text:style-name="P1"><text:span text:style-name="Police_20_par_20_défaut1"><text:span text:style-name="T13">M. Bazine :</text:span></text:span><text:span text:style-name="Police_20_par_20_défaut1"><text:span text:style-name="T5"> Allez ! On y va !</text:span></text:span></text:p>
      <text:p text:style-name="P6"/>
      <text:p text:style-name="P1"><text:span text:style-name="Police_20_par_20_défaut1"><text:span text:style-name="T5">Samy et Ivan avaient mangé sans Léopold. Ils l’avaient attendu, mais il n’était pas venu. Au moment de rentrer en classe, il n’était toujours pas là.</text:span></text:span></text:p>
      <text:p text:style-name="P6"/>
      <text:p text:style-name="P1"><text:span text:style-name="Police_20_par_20_défaut1"><text:span text:style-name="T13">Ivan :</text:span></text:span><text:span text:style-name="Police_20_par_20_défaut1"><text:span text:style-name="T5"> Mais qu’est-ce qu’il fout ? Il va encore se faire virer !</text:span></text:span></text:p>
      <text:p text:style-name="P6"/>
      <text:p text:style-name="P1"><text:span text:style-name="Police_20_par_20_défaut1"><text:span text:style-name="T13">Samy :</text:span></text:span><text:span text:style-name="Police_20_par_20_défaut1"><text:span text:style-name="T5"> Il va pas rater grand-chose…</text:span></text:span></text:p>
      <text:p text:style-name="P6"/>
      <text:p text:style-name="P1"><text:span text:style-name="Police_20_par_20_défaut1"><text:span text:style-name="T13">Ivan :</text:span></text:span><text:span text:style-name="Police_20_par_20_défaut1"><text:span text:style-name="T5"> Ouais, mais je l’ai pas vu depuis un moment, et son portable ne répond pas.</text:span></text:span></text:p>
      <text:p text:style-name="P6"/>
      <text:p text:style-name="P1"><text:span text:style-name="Police_20_par_20_défaut1"><text:span text:style-name="T13">Samy :</text:span></text:span><text:span text:style-name="Police_20_par_20_défaut1"><text:span text:style-name="T5"> Tu veux qu’on aille le chercher ? Mais faut se grouiller parce que sin…</text:span></text:span></text:p>
      <text:p text:style-name="P6"/>
      <text:p text:style-name="P1"><text:span text:style-name="Police_20_par_20_défaut1"><text:span text:style-name="T13">Camille :</text:span></text:span><text:span text:style-name="Police_20_par_20_défaut1"><text:span text:style-name="T5"> </text:span></text:span><text:span text:style-name="Police_20_par_20_défaut1"><text:span text:style-name="T8">Eh ! Vous deux ! Faut qu’on parle !</text:span></text:span></text:p>
      <text:p text:style-name="P6"/>
      <text:p text:style-name="P1"><text:span text:style-name="Police_20_par_20_défaut1"><text:span text:style-name="T13">Ivan :</text:span></text:span><text:span text:style-name="Police_20_par_20_défaut1"><text:span text:style-name="T5"> Et merde…</text:span></text:span></text:p>
      <text:p text:style-name="P6"/>
      <text:p text:style-name="P1"><text:span text:style-name="Police_20_par_20_défaut1"><text:span text:style-name="T13">Samy :</text:span></text:span><text:span text:style-name="Police_20_par_20_défaut1"><text:span text:style-name="T5"> Eh Camille ! T’as pas vu Léopold ?</text:span></text:span></text:p>
      <text:p text:style-name="P6"/>
      <text:p text:style-name="P1"><text:span text:style-name="Police_20_par_20_défaut1"><text:span text:style-name="T13">Camille :</text:span></text:span><text:span text:style-name="Police_20_par_20_défaut1"><text:span text:style-name="T5"> Euh non… Mais c’est pas le sujet. Vous avez avancé ?</text:span></text:span></text:p>
      <text:p text:style-name="P6"/>
      <text:p text:style-name="P1"><text:span text:style-name="Police_20_par_20_défaut1"><text:span text:style-name="T13">Ivan :</text:span></text:span><text:span text:style-name="Police_20_par_20_défaut1"><text:span text:style-name="T5"> </text:span></text:span><text:span text:style-name="Police_20_par_20_défaut1"><text:span text:style-name="T8">Bah à ton avis ?</text:span></text:span></text:p>
      <text:p text:style-name="P6"/>
      <text:p text:style-name="P6">Ivan commença à imiter un flamant rose, ce qui énerva considérablement Camille.</text:p>
      <text:p text:style-name="P6"/>
      <text:p text:style-name="P1"><text:span text:style-name="Police_20_par_20_défaut1"><text:span text:style-name="T13">Camille :</text:span></text:span><text:span text:style-name="Police_20_par_20_défaut1"><text:span text:style-name="T5"> Va falloir vous dépêcher ! Il nous reste moins d’un mois pour…</text:span></text:span></text:p>
      <text:p text:style-name="P6"/>
      <text:p text:style-name="P1"><text:span text:style-name="Police_20_par_20_défaut1"><text:span text:style-name="T13">M. Bazine :</text:span></text:span><text:span text:style-name="Police_20_par_20_défaut1"><text:span text:style-name="T5"> Camille ! Tu rentres !</text:span></text:span></text:p>
      <text:p text:style-name="P6"/>
      <text:p text:style-name="P1"><text:span text:style-name="Police_20_par_20_défaut1"><text:span text:style-name="T13">Samy :</text:span></text:span><text:span text:style-name="Police_20_par_20_défaut1"><text:span text:style-name="T5"> Si tu veux qu’on cherche Léopold, on doit y aller maintenant.</text:span></text:span></text:p>
      <text:p text:style-name="P6"/>
      <text:p text:style-name="P1"><text:span text:style-name="Police_20_par_20_défaut1"><text:span text:style-name="T13">Ivan :</text:span></text:span><text:span text:style-name="Police_20_par_20_défaut1"><text:span text:style-name="T5"> Ok, on va commencer par fouiller le lycée.</text:span></text:span></text:p>
      <text:p text:style-name="P6"/>
      <text:p text:style-name="P6">Après une heure de recherches infructueuses, ils finirent par la salle de musique.</text:p>
      <text:p text:style-name="P6"/>
      <text:p text:style-name="P1"><text:span text:style-name="Police_20_par_20_défaut1"><text:span text:style-name="T13">Samy :</text:span></text:span><text:span text:style-name="Police_20_par_20_défaut1"><text:span text:style-name="T5"> Est-ce que quelqu’un a vu Léopold ?</text:span></text:span></text:p>
      <text:p text:style-name="P6"/>
      <text:p text:style-name="P1"><text:span text:style-name="Police_20_par_20_défaut1"><text:span text:style-name="T13">Romain :</text:span></text:span><text:span text:style-name="Police_20_par_20_défaut1"><text:span text:style-name="T5"> Non.</text:span></text:span></text:p>
      <text:p text:style-name="P6"/>
      <text:p text:style-name="P1"><text:span text:style-name="Police_20_par_20_défaut1"><text:span text:style-name="T13">Baptiste :</text:span></text:span><text:span text:style-name="Police_20_par_20_défaut1"><text:span text:style-name="T5"> Il était à l’infirmerie je crois…, mais je sais plus en fait.</text:span></text:span></text:p>
      <text:p text:style-name="P6"/>
      <text:p text:style-name="P6">Étrangement, c’était leur meilleure piste. Ils se dirigèrent alors vers l’infirmerie.</text:p>
      <text:p text:style-name="P6"/>
      <text:p text:style-name="P1"><text:span text:style-name="Police_20_par_20_défaut1"><text:span text:style-name="T13">Ambra :</text:span></text:span><text:span text:style-name="Police_20_par_20_défaut1"><text:span text:style-name="T5"> Qu’est-ce que vous faites là ?</text:span></text:span></text:p>
      <text:p text:style-name="P6"/>
      <text:p text:style-name="P1"><text:span text:style-name="Police_20_par_20_défaut1"><text:span text:style-name="T13">Ivan :</text:span></text:span><text:span text:style-name="Police_20_par_20_défaut1"><text:span text:style-name="T5"> Toi qu’est-ce que tu fais là ? T’as pas cours ?</text:span></text:span></text:p>
      <text:p text:style-name="P6"/>
      <text:p text:style-name="P1"><text:span text:style-name="Police_20_par_20_défaut1"><text:span text:style-name="T13">Ambra :</text:span></text:span><text:span text:style-name="Police_20_par_20_défaut1"><text:span text:style-name="T5"> Si, mais vous aussi je vous signale, et puis j’ai vomi regardez.</text:span></text:span></text:p>
      <text:p text:style-name="P6"/>
      <text:p text:style-name="P6">Elle sortit un petit Tupperware rose, et l’ouvrit devant Ivan.</text:p>
      <text:p text:style-name="P6"><text:soft-page-break/></text:p>
      <text:p text:style-name="P1"><text:span text:style-name="Police_20_par_20_défaut1"><text:span text:style-name="T13">Ivan :</text:span></text:span><text:span text:style-name="Police_20_par_20_défaut1"><text:span text:style-name="T5"> Ah oui ! On reconnaît les courgettes de la cantine là.</text:span></text:span></text:p>
      <text:p text:style-name="P6"/>
      <text:p text:style-name="P1"><text:span text:style-name="Police_20_par_20_défaut1"><text:span text:style-name="T13">Ambra :</text:span></text:span><text:span text:style-name="Police_20_par_20_défaut1"><text:span text:style-name="T5"> Ouais, et là c’est le steak…</text:span></text:span></text:p>
      <text:p text:style-name="P6"/>
      <text:p text:style-name="P1"><text:span text:style-name="Police_20_par_20_défaut1"><text:span text:style-name="T13">Samy :</text:span></text:span><text:span text:style-name="Police_20_par_20_défaut1"><text:span text:style-name="T5"> Oui, oui, c’est très joli. Dis-moi, t’aurais pas vu Léopold ?</text:span></text:span></text:p>
      <text:p text:style-name="P6"/>
      <text:p text:style-name="P1"><text:span text:style-name="Police_20_par_20_défaut1"><text:span text:style-name="T13">Ambra :</text:span></text:span><text:span text:style-name="Police_20_par_20_défaut1"><text:span text:style-name="T5"> Pourquoi, vous le cherchez ?</text:span></text:span></text:p>
      <text:p text:style-name="P6"/>
      <text:p text:style-name="P1"><text:span text:style-name="Police_20_par_20_défaut1"><text:span text:style-name="T13">Ivan :</text:span></text:span><text:span text:style-name="Police_20_par_20_défaut1"><text:span text:style-name="T5"> Parce qu’il a disparu sans laisser de traces.</text:span></text:span></text:p>
      <text:p text:style-name="P6"/>
      <text:p text:style-name="P1"><text:span text:style-name="Police_20_par_20_défaut1"><text:span text:style-name="T13">Ambra :</text:span></text:span><text:span text:style-name="Police_20_par_20_défaut1"><text:span text:style-name="T5"> Ivan… Tu tiens vraiment à lui hein ?</text:span></text:span></text:p>
      <text:p text:style-name="P6"/>
      <text:p text:style-name="P1"><text:span text:style-name="Police_20_par_20_défaut1"><text:span text:style-name="T13">Ivan :</text:span></text:span><text:span text:style-name="Police_20_par_20_défaut1"><text:span text:style-name="T5"> Bah évidement.</text:span></text:span></text:p>
      <text:p text:style-name="P6"/>
      <text:p text:style-name="P1"><text:span text:style-name="Police_20_par_20_défaut1"><text:span text:style-name="T13">Ambra :</text:span></text:span><text:span text:style-name="Police_20_par_20_défaut1"><text:span text:style-name="T5"> Alors ne le cherchez pas. Si il ne vous dit rien, c’est qu’il n’y a rien à savoir.</text:span></text:span></text:p>
      <text:p text:style-name="P6"/>
      <text:p text:style-name="P1"><text:span text:style-name="Police_20_par_20_défaut1"><text:span text:style-name="T13">Samy :</text:span></text:span><text:span text:style-name="Police_20_par_20_défaut1"><text:span text:style-name="T5"> Tu fais peur Ambra…</text:span></text:span></text:p>
      <text:p text:style-name="P6"/>
      <text:p text:style-name="P1"><text:span text:style-name="Police_20_par_20_défaut1"><text:span text:style-name="T13">Ambra :</text:span></text:span><text:span text:style-name="Police_20_par_20_défaut1"><text:span text:style-name="T5"> Écoutez, il est rentré chez lui, il reviendra lundi, maintenant retournez en cours.</text:span></text:span></text:p>
      <text:p text:style-name="P6"/>
      <text:p text:style-name="P1"><text:span text:style-name="Police_20_par_20_défaut1"><text:span text:style-name="T13">Samy :</text:span></text:span><text:span text:style-name="Police_20_par_20_défaut1"><text:span text:style-name="T5"> Tu as l’air de savoir des choses…</text:span></text:span></text:p>
      <text:p text:style-name="P6"/>
      <text:p text:style-name="P1"><text:span text:style-name="Police_20_par_20_défaut1"><text:span text:style-name="T13">Ambra :</text:span></text:span><text:span text:style-name="Police_20_par_20_défaut1"><text:span text:style-name="T5"> Et je suis pas la seule. Maintenant, encore une fois, si on ne vous a rien dit, il y a une raison. Alors retournez en cours.</text:span></text:span></text:p>
      <text:p text:style-name="P6"/>
      <text:p text:style-name="P6">Elle paraissait légèrement énervée, ce qui lui donnait en fait un air adorablement mignon. Voyant qu’ils ne pourraient rien en tirer, ils sortirent du lycée.</text:p>
      <text:p text:style-name="P6"/>
      <text:p text:style-name="P1"><text:span text:style-name="Police_20_par_20_défaut1"><text:span text:style-name="T13">Samy :</text:span></text:span><text:span text:style-name="Police_20_par_20_défaut1"><text:span text:style-name="T5"> Allez monte !</text:span></text:span></text:p>
      <text:p text:style-name="P6"/>
      <text:p text:style-name="P1"><text:span text:style-name="Police_20_par_20_défaut1"><text:span text:style-name="T13">Ivan :</text:span></text:span><text:span text:style-name="Police_20_par_20_défaut1"><text:span text:style-name="T5"> On va où ?</text:span></text:span></text:p>
      <text:p text:style-name="P6"/>
      <text:p text:style-name="P1"><text:span text:style-name="Police_20_par_20_défaut1"><text:span text:style-name="T13">Samy :</text:span></text:span><text:span text:style-name="Police_20_par_20_défaut1"><text:span text:style-name="T5"> Chez Léopold ! Tu suis un peu l’histoire ?</text:span></text:span></text:p>
      <text:p text:style-name="P6"/>
      <text:p text:style-name="P6">Après un trajet rythmé par les dos-d’âne pris à 145 km/h, ils arrivèrent devant une petite maison.</text:p>
      <text:p text:style-name="P6"/>
      <text:p text:style-name="P3">TOC TOC TOC</text:p>
      <text:p text:style-name="P6"/>
      <text:p text:style-name="P1"><text:span text:style-name="Police_20_par_20_défaut1"><text:span text:style-name="T13">??? :</text:span></text:span><text:span text:style-name="Police_20_par_20_défaut1"><text:span text:style-name="T5"> Oui ?</text:span></text:span></text:p>
      <text:p text:style-name="P6"/>
      <text:p text:style-name="P6">Une jeune fille rousse leur ouvrit la porte</text:p>
      <text:p text:style-name="P6"/>
      <text:p text:style-name="P1"><text:span text:style-name="Police_20_par_20_défaut1"><text:span text:style-name="T13">Samy :</text:span></text:span><text:span text:style-name="Police_20_par_20_défaut1"><text:span text:style-name="T5"> On cherche Léopold, tu l’aurais pas vu par hasard ?</text:span></text:span></text:p>
      <text:p text:style-name="P6"/>
      <text:p text:style-name="P1"><text:span text:style-name="Police_20_par_20_défaut1"><text:span text:style-name="T13">Sœur de Léopold :</text:span></text:span><text:span text:style-name="Police_20_par_20_défaut1"><text:span text:style-name="T5"> Euh… il est pas en cours ? Et puis, vous êtes qui ?</text:span></text:span></text:p>
      <text:p text:style-name="P6"/>
      <text:p text:style-name="P1"><text:span text:style-name="Police_20_par_20_défaut1"><text:span text:style-name="T13">Ivan :</text:span></text:span><text:span text:style-name="Police_20_par_20_défaut1"><text:span text:style-name="T5"> Bah ses amis !</text:span></text:span></text:p>
      <text:p text:style-name="P6"/>
      <text:p text:style-name="P1"><text:span text:style-name="Police_20_par_20_défaut1"><text:span text:style-name="T13">Sœur de Léopold :</text:span></text:span><text:span text:style-name="Police_20_par_20_défaut1"><text:span text:style-name="T5"> Désolé, mais il ne m’a jamais parlé de vous. Mais pourquoi vous le cherchez ?</text:span></text:span></text:p>
      <text:p text:style-name="P6"><text:soft-page-break/></text:p>
      <text:p text:style-name="P1"><text:span text:style-name="Police_20_par_20_défaut1"><text:span text:style-name="T13">Samy :</text:span></text:span><text:span text:style-name="Police_20_par_20_défaut1"><text:span text:style-name="T5"> Parce qu’il a disparu au milieu de la journée…</text:span></text:span></text:p>
      <text:p text:style-name="P6"/>
      <text:p text:style-name="P1"><text:span text:style-name="Police_20_par_20_défaut1"><text:span text:style-name="T13">Sœur de Léopold :</text:span></text:span><text:span text:style-name="Police_20_par_20_défaut1"><text:span text:style-name="T5"> Bah désolée, je peux pas vous aider.</text:span></text:span></text:p>
      <text:p text:style-name="P6"/>
      <text:p text:style-name="P3">VLAM</text:p>
      <text:p text:style-name="P6"/>
      <text:p text:style-name="P1"><text:span text:style-name="Police_20_par_20_défaut1"><text:span text:style-name="T13">Samy :</text:span></text:span><text:span text:style-name="Police_20_par_20_défaut1"><text:span text:style-name="T5"> C’est moi ou tout le monde se fout de notre gueule aujourd’hui ?</text:span></text:span></text:p>
      <text:p text:style-name="P6"/>
      <text:p text:style-name="P1"><text:span text:style-name="Police_20_par_20_défaut1"><text:span text:style-name="T13">Ivan :</text:span></text:span><text:span text:style-name="Police_20_par_20_défaut1"><text:span text:style-name="T5"> J’avoue, c’est suspect…</text:span></text:span></text:p>
      <text:p text:style-name="P6"/>
      <text:p text:style-name="P6">Ivan sentait un sentiment indéfinissable l’envahir. Son meilleur ami disparaissait sans le prévenir, alors que tout le monde semblait savoir où il se trouvait. Il se sentait… Trahit. Il regarda Samy avec un air abattu.</text:p>
      <text:p text:style-name="P6"/>
      <text:p text:style-name="P1"><text:span text:style-name="Police_20_par_20_défaut1"><text:span text:style-name="T13">Ivan :</text:span></text:span><text:span text:style-name="Police_20_par_20_défaut1"><text:span text:style-name="T5"> Qu’est-ce qu’on fait du coup ?</text:span></text:span></text:p>
      <text:p text:style-name="P6"/>
      <text:p text:style-name="P1"><text:span text:style-name="Police_20_par_20_défaut1"><text:span text:style-name="T13">Samy :</text:span></text:span><text:span text:style-name="Police_20_par_20_défaut1"><text:span text:style-name="T5"> Si même sa sœur ne veut rien nous dire, il va falloir le trouver autre part que IRL. Et je sais qui va nous aider…</text:span></text:span></text:p>
      <text:p text:style-name="P10">Chapitre 3 : Complot</text:p>
      <text:p text:style-name="P6"/>
      <text:p text:style-name="P6">Ivan et Samy arrivèrent au lycée à 17h30.</text:p>
      <text:p text:style-name="P6"/>
      <text:p text:style-name="P1"><text:span text:style-name="Police_20_par_20_défaut1"><text:span text:style-name="T13">Samy :</text:span></text:span><text:span text:style-name="Police_20_par_20_défaut1"><text:span text:style-name="T5"> Hey ! Alexis ! On a besoin de toi !</text:span></text:span></text:p>
      <text:p text:style-name="P6"/>
      <text:p text:style-name="P1"><text:span text:style-name="Police_20_par_20_défaut1"><text:span text:style-name="T13">Alexis L :</text:span></text:span><text:span text:style-name="Police_20_par_20_défaut1"><text:span text:style-name="T5"> Pour ?</text:span></text:span></text:p>
      <text:p text:style-name="P6"/>
      <text:p text:style-name="P1"><text:span text:style-name="Police_20_par_20_défaut1"><text:span text:style-name="T13">Samy :</text:span></text:span><text:span text:style-name="Police_20_par_20_défaut1"><text:span text:style-name="T5"> Est-ce que tu sais tracer un téléphone ?</text:span></text:span></text:p>
      <text:p text:style-name="P6"/>
      <text:p text:style-name="P1"><text:span text:style-name="Police_20_par_20_défaut1"><text:span text:style-name="T13">Alexis L :</text:span></text:span><text:span text:style-name="Police_20_par_20_défaut1"><text:span text:style-name="T5"> Quoi ? Tracer un téléphone ? Bah ouais je peux le faire, mais euh pourquoi ?</text:span></text:span></text:p>
      <text:p text:style-name="P6"/>
      <text:p text:style-name="P1"><text:span text:style-name="Police_20_par_20_défaut1"><text:span text:style-name="T13">Ivan :</text:span></text:span><text:span text:style-name="Police_20_par_20_défaut1"><text:span text:style-name="T5"> Pour retrouver Léopold !</text:span></text:span></text:p>
      <text:p text:style-name="P6"/>
      <text:p text:style-name="P1"><text:span text:style-name="Police_20_par_20_défaut1"><text:span text:style-name="T13">Alexis L :</text:span></text:span><text:span text:style-name="Police_20_par_20_défaut1"><text:span text:style-name="T5"> Il est sûrement juste malade, et puis ça prend du temps…</text:span></text:span></text:p>
      <text:p text:style-name="P6"/>
      <text:p text:style-name="P1"><text:span text:style-name="Police_20_par_20_défaut1"><text:span text:style-name="T13">Samy :</text:span></text:span><text:span text:style-name="Police_20_par_20_défaut1"><text:span text:style-name="T5"> Toi aussi tu sais alors…</text:span></text:span></text:p>
      <text:p text:style-name="P6"/>
      <text:p text:style-name="P1"><text:span text:style-name="Police_20_par_20_défaut1"><text:span text:style-name="T13">Alexis L :</text:span></text:span><text:span text:style-name="Police_20_par_20_défaut1"><text:span text:style-name="T5"> Je sais quoi ?</text:span></text:span></text:p>
      <text:p text:style-name="P6"/>
      <text:p text:style-name="P1"><text:span text:style-name="Police_20_par_20_défaut1"><text:span text:style-name="T13">Samy :</text:span></text:span><text:span text:style-name="Police_20_par_20_défaut1"><text:span text:style-name="T5"> Te fous pas de nous !</text:span></text:span></text:p>
      <text:p text:style-name="P6"/>
      <text:p text:style-name="P6">Un grand sourire s’installa sur le visage d’Alexis.</text:p>
      <text:p text:style-name="P6"/>
      <text:p text:style-name="P1"><text:span text:style-name="Police_20_par_20_défaut1"><text:span text:style-name="T13">Alexis L :</text:span></text:span><text:span text:style-name="Police_20_par_20_défaut1"><text:span text:style-name="T5"> Je vois pas du tout de quoi vous parlez les gars… Et puis franchement c’est pas comme si il était à la tête d’une société secrète ou quoi. Faut vous détendre hein, pas la peine de le stalker sur les réseaux sociaux à chaque fois qu’il à la chiasse ! Bon par contre, je suis un peu pressé je dois…</text:span></text:span></text:p>
      <text:p text:style-name="P6"/>
      <text:p text:style-name="P1"><text:span text:style-name="Police_20_par_20_défaut1"><text:span text:style-name="T13">Ivan :</text:span></text:span><text:span text:style-name="Police_20_par_20_défaut1"><text:span text:style-name="T5"> Tu vas nulle part tant que tu nous as pas dit où il est.</text:span></text:span></text:p>
      <text:p text:style-name="P6"/>
      <text:p text:style-name="P1"><text:span text:style-name="Police_20_par_20_défaut1"><text:span text:style-name="T13">Camille :</text:span></text:span><text:span text:style-name="Police_20_par_20_défaut1"><text:span text:style-name="T5"> Ah ! Vous voilà ! Alors comme ça on sèche la SI ?</text:span></text:span></text:p>
      <text:p text:style-name="P6"/>
      <text:p text:style-name="P1"><text:span text:style-name="Police_20_par_20_défaut1"><text:span text:style-name="T13">Samy :</text:span></text:span><text:span text:style-name="Police_20_par_20_défaut1"><text:span text:style-name="T5"> À tout hasard, t’as pas vu Léopold ?</text:span></text:span></text:p>
      <text:p text:style-name="P6"/>
      <text:p text:style-name="P1"><text:span text:style-name="Police_20_par_20_défaut1"><text:span text:style-name="T13">Camille :</text:span></text:span><text:span text:style-name="Police_20_par_20_défaut1"><text:span text:style-name="T5"> Non… Y avait beaucoup d’absents aujourd’hui. Dont vous d’ailleurs !</text:span></text:span></text:p>
      <text:p text:style-name="P6"/>
      <text:p text:style-name="P1"><text:span text:style-name="Police_20_par_20_défaut1"><text:span text:style-name="T13">Alexis L :</text:span></text:span><text:span text:style-name="Police_20_par_20_défaut1"><text:span text:style-name="T5"> Bon, bah je vais vous laisser hein… Y’a Mathis qui m’attend.</text:span></text:span></text:p>
      <text:p text:style-name="P6"/>
      <text:p text:style-name="P1"><text:span text:style-name="Police_20_par_20_défaut1"><text:span text:style-name="T13">Ivan :</text:span></text:span><text:span text:style-name="Police_20_par_20_défaut1"><text:span text:style-name="T5"> Bon écoute Camille… là tu vois, on a une urgence. Pourquoi tu n’en parlerais pas à Matéo ?</text:span></text:span></text:p>
      <text:p text:style-name="P6"/>
      <text:p text:style-name="P1"><text:span text:style-name="Police_20_par_20_défaut1"><text:span text:style-name="T13">Camille :</text:span></text:span><text:span text:style-name="Police_20_par_20_défaut1"><text:span text:style-name="T5"> Parce qu’il était absent.</text:span></text:span></text:p>
      <text:p text:style-name="P6"/>
      <text:p text:style-name="P1"><text:span text:style-name="Police_20_par_20_défaut1"><text:span text:style-name="T13">Samy :</text:span></text:span><text:span text:style-name="Police_20_par_20_défaut1"><text:span text:style-name="T5"> Il a disparu lui aussi ?</text:span></text:span></text:p>
      <text:p text:style-name="P6"/>
      <text:p text:style-name="P1"><text:span text:style-name="Police_20_par_20_défaut1"><text:span text:style-name="T13">Camille :</text:span></text:span><text:span text:style-name="Police_20_par_20_défaut1"><text:span text:style-name="T5"> Non, il m’a envoyé un message ce matin pour me dire qu’il était malade.</text:span></text:span></text:p>
      <text:p text:style-name="P6"/>
      <text:p text:style-name="P1"><text:span text:style-name="Police_20_par_20_défaut1"><text:span text:style-name="T13">Samy :</text:span></text:span><text:span text:style-name="Police_20_par_20_défaut1"><text:span text:style-name="T5"> Malade hein ? On va voir ça…</text:span></text:span></text:p>
      <text:p text:style-name="P6"/>
      <text:p text:style-name="P6">------------------------------------------------------------------------------------------------------------------------</text:p>
      <text:p text:style-name="P6"/>
      <text:p text:style-name="P3"><text:soft-page-break/>TOC TOC TOC</text:p>
      <text:p text:style-name="P6"/>
      <text:p text:style-name="P1"><text:span text:style-name="Police_20_par_20_défaut1"><text:span text:style-name="T13">??? :</text:span></text:span><text:span text:style-name="Police_20_par_20_défaut1"><text:span text:style-name="T5"> Oui ?</text:span></text:span></text:p>
      <text:p text:style-name="P6"/>
      <text:p text:style-name="P1"><text:span text:style-name="Police_20_par_20_défaut1"><text:span text:style-name="T13">Samy :</text:span></text:span><text:span text:style-name="Police_20_par_20_défaut1"><text:span text:style-name="T5"> Ouvre c’est Samy !</text:span></text:span></text:p>
      <text:p text:style-name="P6"/>
      <text:p text:style-name="P1"><text:span text:style-name="Police_20_par_20_défaut1"><text:span text:style-name="T13">Matéo :</text:span></text:span><text:span text:style-name="Police_20_par_20_défaut1"><text:span text:style-name="T5"> Salut… Oh salut Ivan.</text:span></text:span></text:p>
      <text:p text:style-name="P6"/>
      <text:p text:style-name="P1"><text:span text:style-name="Police_20_par_20_défaut1"><text:span text:style-name="T13">Ivan :</text:span></text:span><text:span text:style-name="Police_20_par_20_défaut1"><text:span text:style-name="T5"> Yo.</text:span></text:span></text:p>
      <text:p text:style-name="P6"/>
      <text:p text:style-name="P1"><text:span text:style-name="Police_20_par_20_défaut1"><text:span text:style-name="T13">Samy :</text:span></text:span><text:span text:style-name="Police_20_par_20_défaut1"><text:span text:style-name="T5"> Mec, Léopold a disparu, tu peux nous aider ?</text:span></text:span></text:p>
      <text:p text:style-name="P6"/>
      <text:p text:style-name="P1"><text:span text:style-name="Police_20_par_20_défaut1"><text:span text:style-name="T13">Matéo :</text:span></text:span><text:span text:style-name="Police_20_par_20_défaut1"><text:span text:style-name="T5"> Bah… Je suis un peu occupé et…</text:span></text:span></text:p>
      <text:p text:style-name="P6"/>
      <text:p text:style-name="P1"><text:span text:style-name="Police_20_par_20_défaut1"><text:span text:style-name="T13">Ivan :</text:span></text:span><text:span text:style-name="Police_20_par_20_défaut1"><text:span text:style-name="T5"> Parfait ! On veut que tu le stalk pour retrouver sa dernière trace virtuelle !</text:span></text:span></text:p>
      <text:p text:style-name="P6"/>
      <text:p text:style-name="P1"><text:span text:style-name="Police_20_par_20_défaut1"><text:span text:style-name="T13">Matéo :</text:span></text:span><text:span text:style-name="Police_20_par_20_défaut1"><text:span text:style-name="T5"> Bon… entrez.</text:span></text:span></text:p>
      <text:p text:style-name="P6"/>
      <text:p text:style-name="P6">Ils s’installèrent dans la chambre de Matéo. Elle était décorée d’un étrange papier peint, représentant plusieurs personnages de jeux vidéo. Matéo s’assit sur sa chaise, bousculant une pile de tasses vides sur son bureau. Samy et Ivan s’assirent sur son lit.</text:p>
      <text:p text:style-name="P6"/>
      <text:p text:style-name="P1"><text:span text:style-name="Police_20_par_20_défaut1"><text:span text:style-name="T13">Matéo :</text:span></text:span><text:span text:style-name="Police_20_par_20_défaut1"><text:span text:style-name="T5"> Pourquoi vous venez chez moi, juste pour faire une putain de recherche sur Internet ?</text:span></text:span></text:p>
      <text:p text:style-name="P6"/>
      <text:p text:style-name="P1"><text:span text:style-name="Police_20_par_20_défaut1"><text:span text:style-name="T13">Samy :</text:span></text:span><text:span text:style-name="Police_20_par_20_défaut1"><text:span text:style-name="T5"> Parce que tu en connais les coins les plus sombres, et que retrouver des gens grâce à peu d’info, c’est probablement ton seul talent.</text:span></text:span></text:p>
      <text:p text:style-name="P6"/>
      <text:p text:style-name="P1"><text:span text:style-name="Police_20_par_20_défaut1"><text:span text:style-name="T13">??? :</text:span></text:span><text:span text:style-name="Police_20_par_20_défaut1"><text:span text:style-name="T5"> </text:span></text:span><text:span text:style-name="Police_20_par_20_défaut1"><text:span text:style-name="T14">Humff</text:span></text:span><text:span text:style-name="Police_20_par_20_défaut1"><text:span text:style-name="T5">...</text:span></text:span></text:p>
      <text:p text:style-name="P6"/>
      <text:p text:style-name="P1"><text:span text:style-name="Police_20_par_20_défaut1"><text:span text:style-name="T13">Matéo :</text:span></text:span><text:span text:style-name="Police_20_par_20_défaut1"><text:span text:style-name="T5"> Je sais pas comment je dois le prendre… Mais bon je veux bien vous aider. Je consulte régulièrement un forum d’élite, où nous étudions avec sérieux ce genre de problèmes… Voyons voir si nous pouvons le retrouver. J’ajoute son Facebook, et voilà ! Nos agents vont tenter de trouver quelque chose.</text:span></text:span></text:p>
      <text:p text:style-name="P6"/>
      <text:p text:style-name="P1"><text:span text:style-name="Police_20_par_20_défaut1"><text:span text:style-name="T13">Samy :</text:span></text:span><text:span text:style-name="Police_20_par_20_défaut1"><text:span text:style-name="T5"> Matéo… T’es sur JVC là…</text:span></text:span></text:p>
      <text:p text:style-name="P6"/>
      <text:p text:style-name="P1"><text:span text:style-name="Police_20_par_20_défaut1"><text:span text:style-name="T13">??? :</text:span></text:span><text:span text:style-name="Police_20_par_20_défaut1"><text:span text:style-name="T5"> </text:span></text:span><text:span text:style-name="Police_20_par_20_défaut1"><text:span text:style-name="T14">Humff</text:span></text:span><text:span text:style-name="Police_20_par_20_défaut1"><text:span text:style-name="T5">.</text:span></text:span></text:p>
      <text:p text:style-name="P6"/>
      <text:p text:style-name="P1"><text:span text:style-name="Police_20_par_20_défaut1"><text:span text:style-name="T13">Matéo :</text:span></text:span><text:span text:style-name="Police_20_par_20_défaut1"><text:span text:style-name="T5"> Bah oui ! L’élite de la nation ! Comme la SI !</text:span></text:span></text:p>
      <text:p text:style-name="P6"/>
      <text:p text:style-name="P6">Matéo plaqua alors ses mains sur sa bouche.</text:p>
      <text:p text:style-name="P6"/>
      <text:p text:style-name="P1"><text:span text:style-name="Police_20_par_20_défaut1"><text:span text:style-name="T13">Matéo :</text:span></text:span><text:span text:style-name="Police_20_par_20_défaut1"><text:span text:style-name="T5"> Oub… Oubliez ça, je v… vais me faire un caf… café. Restez là, j’arrive...</text:span></text:span></text:p>
      <text:p text:style-name="P6"/>
      <text:p text:style-name="P6">Il quitta sa chambre, descendant les escaliers dans un vacarme aberrant.</text:p>
      <text:p text:style-name="P6"/>
      <text:p text:style-name="P1"><text:span text:style-name="Police_20_par_20_défaut1"><text:span text:style-name="T13">??? :</text:span></text:span><text:span text:style-name="Police_20_par_20_défaut1"><text:span text:style-name="T5"> </text:span></text:span><text:span text:style-name="Police_20_par_20_défaut1"><text:span text:style-name="T14">Humff</text:span></text:span><text:span text:style-name="Police_20_par_20_défaut1"><text:span text:style-name="T5"> !</text:span></text:span></text:p>
      <text:p text:style-name="P6"/>
      <text:p text:style-name="P1"><text:span text:style-name="Police_20_par_20_défaut1"><text:span text:style-name="T13">Samy :</text:span></text:span><text:span text:style-name="Police_20_par_20_défaut1"><text:span text:style-name="T5"> C’est quoi ce bruit depuis tout à l’heure ?</text:span></text:span></text:p>
      <text:p text:style-name="P6"/>
      <text:p text:style-name="P1"><text:span text:style-name="Police_20_par_20_défaut1"><text:span text:style-name="T13">Ivan :</text:span></text:span><text:span text:style-name="Police_20_par_20_défaut1"><text:span text:style-name="T5"> Ça vient de son armoire je crois…</text:span></text:span></text:p>
      <text:p text:style-name="P6"><text:soft-page-break/></text:p>
      <text:p text:style-name="P6">Samy se dirigea vers ladite armoire et tendit l’oreille : le bruit ressemblait à un gémissement étouffé.</text:p>
      <text:p text:style-name="P6"/>
      <text:p text:style-name="P1"><text:span text:style-name="Police_20_par_20_défaut1"><text:span text:style-name="T13">Samy :</text:span></text:span><text:span text:style-name="Police_20_par_20_défaut1"><text:span text:style-name="T5"> Oh merde… On est chez Matéo mec, j’ai genre pas envie d’ouvrir du tout !</text:span></text:span></text:p>
      <text:p text:style-name="P6"/>
      <text:p text:style-name="P1"><text:span text:style-name="Police_20_par_20_défaut1"><text:span text:style-name="T13">Ivan :</text:span></text:span><text:span text:style-name="Police_20_par_20_défaut1"><text:span text:style-name="T5"> Allez ! Grouille avant qu’il revienne !</text:span></text:span></text:p>
      <text:p text:style-name="P6"/>
      <text:p text:style-name="P6">Samy ouvrit la porte, et écarquilla les yeux.</text:p>
      <text:p text:style-name="P6"/>
      <text:p text:style-name="P1"><text:span text:style-name="Police_20_par_20_défaut1"><text:span text:style-name="T13">Samy :</text:span></text:span><text:span text:style-name="Police_20_par_20_défaut1"><text:span text:style-name="T5"> Oh merde…</text:span></text:span></text:p>
      <text:p text:style-name="P6"/>
      <text:p text:style-name="P1"><text:span text:style-name="Police_20_par_20_défaut1"><text:span text:style-name="T5">Une (</text:span></text:span><text:span text:style-name="Police_20_par_20_défaut1"><text:span text:style-name="T10">trop</text:span></text:span><text:span text:style-name="Police_20_par_20_défaut1"><text:span text:style-name="T5">) jeune fille nue était ligotée, et avait un bâillon. Elle était accroupie sur un gode, l’empêchant de s’asseoir. Dès que la porte fut ouverte, elle s’effondra sur le sol.</text:span></text:span></text:p>
      <text:p text:style-name="P6"/>
      <text:p text:style-name="P1"><text:span text:style-name="Police_20_par_20_défaut1"><text:span text:style-name="T13">Ivan :</text:span></text:span><text:span text:style-name="Police_20_par_20_défaut1"><text:span text:style-name="T5"> Matéo va nous tuer…</text:span></text:span></text:p>
      <text:p text:style-name="P6"/>
      <text:p text:style-name="P1"><text:span text:style-name="Police_20_par_20_défaut1"><text:span text:style-name="T13">Samy :</text:span></text:span><text:span text:style-name="Police_20_par_20_défaut1"><text:span text:style-name="T5"> Je vais tuer Matéo…</text:span></text:span></text:p>
      <text:p text:style-name="P6"/>
      <text:p text:style-name="P6">Ils la détachèrent et lui donnèrent des vêtements pris dans ceux de Matéo.</text:p>
      <text:p text:style-name="P6"/>
      <text:p text:style-name="P1"><text:span text:style-name="Police_20_par_20_défaut1"><text:span text:style-name="T13">Samy :</text:span></text:span><text:span text:style-name="Police_20_par_20_défaut1"><text:span text:style-name="T5"> Comment tu t’appelles ?</text:span></text:span></text:p>
      <text:p text:style-name="P6"/>
      <text:p text:style-name="P1"><text:span text:style-name="Police_20_par_20_défaut1"><text:span text:style-name="T13">??? :</text:span></text:span><text:span text:style-name="Police_20_par_20_défaut1"><text:span text:style-name="T5"> Xydoé</text:span></text:span></text:p>
      <text:p text:style-name="P6"/>
      <text:p text:style-name="P1"><text:span text:style-name="Police_20_par_20_défaut1"><text:span text:style-name="T13">Samy :</text:span></text:span><text:span text:style-name="Police_20_par_20_défaut1"><text:span text:style-name="T5"> Ah… d’accord… et d’où tu viens ?</text:span></text:span></text:p>
      <text:p text:style-name="P6"/>
      <text:p text:style-name="P1"><text:span text:style-name="Police_20_par_20_défaut1"><text:span text:style-name="T13">Xydoé :</text:span></text:span><text:span text:style-name="Police_20_par_20_défaut1"><text:span text:style-name="T5"> De Amlaetxhis.</text:span></text:span></text:p>
      <text:p text:style-name="P6"/>
      <text:p text:style-name="P6">Samy : Amlae… Quoi ? Matéo t’a droguée ?</text:p>
      <text:p text:style-name="P6"/>
      <text:p text:style-name="P1"><text:span text:style-name="Police_20_par_20_défaut1"><text:span text:style-name="T13">Xydoé :</text:span></text:span><text:span text:style-name="Police_20_par_20_défaut1"><text:span text:style-name="T5"> Non, il m’a trouvée dehors. Je me suis enfuie.</text:span></text:span></text:p>
      <text:p text:style-name="P6"/>
      <text:p text:style-name="P1"><text:span text:style-name="Police_20_par_20_défaut1"><text:span text:style-name="T13">Samy :</text:span></text:span><text:span text:style-name="Police_20_par_20_défaut1"><text:span text:style-name="T5"> Donc Matéo trouve une petite fille dehors, qu’est-ce qu’il fait ? Il la ramène chez lui, et la torture pour ses plaisirs malsains. C’est logique !</text:span></text:span></text:p>
      <text:p text:style-name="P6"/>
      <text:p text:style-name="P1"><text:span text:style-name="Police_20_par_20_défaut1"><text:span text:style-name="T13">Ivan :</text:span></text:span><text:span text:style-name="Police_20_par_20_défaut1"><text:span text:style-name="T5"> Sérieusement ? Ça t’étonne ?</text:span></text:span></text:p>
      <text:p text:style-name="P6"/>
      <text:p text:style-name="P1"><text:span text:style-name="Police_20_par_20_défaut1"><text:span text:style-name="T13">Samy :</text:span></text:span><text:span text:style-name="Police_20_par_20_défaut1"><text:span text:style-name="T5"> Bon. Dis, Xyodé</text:span></text:span></text:p>
      <text:p text:style-name="P6"/>
      <text:p text:style-name="P1"><text:span text:style-name="Police_20_par_20_défaut1"><text:span text:style-name="T13">Xydoé :</text:span></text:span><text:span text:style-name="Police_20_par_20_défaut1"><text:span text:style-name="T5"> Xydoé…</text:span></text:span></text:p>
      <text:p text:style-name="P6"/>
      <text:p text:style-name="P1"><text:span text:style-name="Police_20_par_20_défaut1"><text:span text:style-name="T13">Ivan :</text:span></text:span><text:span text:style-name="Police_20_par_20_défaut1"><text:span text:style-name="T5"> Est-ce que tu as vu Léopold ?</text:span></text:span></text:p>
      <text:p text:style-name="P6"/>
      <text:p text:style-name="P1"><text:span text:style-name="Police_20_par_20_défaut1"><text:span text:style-name="T13">Xydoé :</text:span></text:span><text:span text:style-name="Police_20_par_20_défaut1"><text:span text:style-name="T5"> Qui est-ce ?</text:span></text:span></text:p>
      <text:p text:style-name="P6"/>
      <text:p text:style-name="P1"><text:span text:style-name="Police_20_par_20_défaut1"><text:span text:style-name="T13">Ivan :</text:span></text:span><text:span text:style-name="Police_20_par_20_défaut1"><text:span text:style-name="T5"> Un grand type vachement fort, avec un visage assez carré, et des cheveux…</text:span></text:span></text:p>
      <text:p text:style-name="P6"/>
      <text:p text:style-name="P6">Sa voix mourut dans sa gorge. Léopold. Il n’en revenait toujours pas qu’il ait pu lui cacher quoi que ce soit. La voix de Xydoé le tira de ses songes.</text:p>
      <text:p text:style-name="P6"/>
      <text:p text:style-name="P1"><text:soft-page-break/><text:span text:style-name="Police_20_par_20_défaut1"><text:span text:style-name="T13">Xydoé :</text:span></text:span><text:span text:style-name="Police_20_par_20_défaut1"><text:span text:style-name="T5"> Non désolé, je connais juste maître Friedmann. Je peux vous mener à lui si vous voulez…</text:span></text:span></text:p>
      <text:p text:style-name="P6"/>
      <text:p text:style-name="P1"><text:span text:style-name="Police_20_par_20_défaut1"><text:span text:style-name="T13">Ivan :</text:span></text:span><text:span text:style-name="Police_20_par_20_défaut1"><text:span text:style-name="T5"> Je le connais pas, ton boss, mais si tu penses que ça peut nous aider, on y va.</text:span></text:span></text:p>
      <text:p text:style-name="P6"/>
      <text:p text:style-name="P1"><text:span text:style-name="Police_20_par_20_défaut1"><text:span text:style-name="T13">Samy :</text:span></text:span><text:span text:style-name="Police_20_par_20_défaut1"><text:span text:style-name="T5"> Par contre la nuit tombe et j’aimerais bien dormir avant. Faut qu’on trouve quelque part où dormir, et je peux pas vous héberger, y a ma grande sœur qui squatte chez moi.</text:span></text:span></text:p>
      <text:p text:style-name="P6"/>
      <text:p text:style-name="P1"><text:span text:style-name="Police_20_par_20_défaut1"><text:span text:style-name="T13">Ivan :</text:span></text:span><text:span text:style-name="Police_20_par_20_défaut1"><text:span text:style-name="T5"> Je peux pas non plus, j’ai oublié mes clés en partant ce matin.</text:span></text:span></text:p>
      <text:p text:style-name="P6"/>
      <text:p text:style-name="P1"><text:span text:style-name="Police_20_par_20_défaut1"><text:span text:style-name="T13">Matéo :</text:span></text:span><text:span text:style-name="Police_20_par_20_défaut1"><text:span text:style-name="T5"> Heureusement, moi je peux !</text:span></text:span></text:p>
      <text:p text:style-name="P6"/>
      <text:p text:style-name="P6">Matéo se tenait sur le pas de la porte de sa chambre. Il avait un sourire cruel, de grands cernes sous ses yeux, et dégageait une forte odeur de café.</text:p>
      <text:p text:style-name="P6"/>
      <text:p text:style-name="P1"><text:span text:style-name="Police_20_par_20_défaut1"><text:span text:style-name="T13">Matéo :</text:span></text:span><text:span text:style-name="Police_20_par_20_défaut1"><text:span text:style-name="T5"> Alors comme ça vous voulez voler mes amies… Vous n’avez pas de cœur !</text:span></text:span></text:p>
      <text:p text:style-name="P6"/>
      <text:p text:style-name="P6">Son visage passa du sadisme, à la colère.</text:p>
      <text:p text:style-name="P6"/>
      <text:p text:style-name="P1"><text:span text:style-name="Police_20_par_20_défaut1"><text:span text:style-name="T13">Samy :</text:span></text:span><text:span text:style-name="Police_20_par_20_défaut1"><text:span text:style-name="T5"> Mec ! T’es un grand malade ! T’as vraiment besoin de te faire soigner ! Si tu ne nous laisses pas partir tout de suite, tu vas pouvoir préparer les deux sucres !</text:span></text:span></text:p>
      <text:p text:style-name="P6"/>
      <text:p text:style-name="P1"><text:span text:style-name="Police_20_par_20_défaut1"><text:span text:style-name="T13">Matéo :</text:span></text:span><text:span text:style-name="Police_20_par_20_défaut1"><text:span text:style-name="T5"> Mais je vous en prie, allez-y. et surtout, ne revenez JAMAIS !</text:span></text:span></text:p>
      <text:p text:style-name="P6"/>
      <text:p text:style-name="P6">Samy, Ivan et Xydoé dévalèrent les escaliers, quittèrent la maison, et entrèrent dans la voiture de Samy en moins de temps qu’il n’en faut pour l’écrire (18 secondes).</text:p>
      <text:p text:style-name="P6"/>
      <text:p text:style-name="P1"><text:span text:style-name="Police_20_par_20_défaut1"><text:span text:style-name="T13">Ivan :</text:span></text:span><text:span text:style-name="Police_20_par_20_défaut1"><text:span text:style-name="T5"> Où on va du coup ?</text:span></text:span></text:p>
      <text:p text:style-name="P6"/>
      <text:p text:style-name="P1"><text:span text:style-name="Police_20_par_20_défaut1"><text:span text:style-name="T13">Samy :</text:span></text:span><text:span text:style-name="Police_20_par_20_défaut1"><text:span text:style-name="T5"> Tu penses qu’Ambra pourrait nous héberger pour une nuit ?</text:span></text:span></text:p>
      <text:p text:style-name="P6"/>
      <text:p text:style-name="P1"><text:span text:style-name="Police_20_par_20_défaut1"><text:span text:style-name="T13">Ivan :</text:span></text:span><text:span text:style-name="Police_20_par_20_défaut1"><text:span text:style-name="T5"> Attends je lui demande.</text:span></text:span></text:p>
      <text:p text:style-name="P6"/>
      <text:p text:style-name="P8">BIIIIP BIIIIP BIII clic</text:p>
      <text:p text:style-name="P6"/>
      <text:p text:style-name="P1"><text:span text:style-name="Police_20_par_20_défaut1"><text:span text:style-name="T13">Ivan :</text:span></text:span><text:span text:style-name="Police_20_par_20_défaut1"><text:span text:style-name="T5"> Allô, Ambra ? C’est Ivan.</text:span></text:span></text:p>
      <text:p text:style-name="P6"/>
      <text:p text:style-name="P1"><text:span text:style-name="Police_20_par_20_défaut1"><text:span text:style-name="T13">Ambra :</text:span></text:span><text:span text:style-name="Police_20_par_20_défaut1"><text:span text:style-name="T5"> Je sais lire merci. Pourquoi tu m’appelles ?</text:span></text:span></text:p>
      <text:p text:style-name="P6"/>
      <text:p text:style-name="P1"><text:span text:style-name="Police_20_par_20_défaut1"><text:span text:style-name="T13">Ivan :</text:span></text:span><text:span text:style-name="Police_20_par_20_défaut1"><text:span text:style-name="T5"> On a ramassé une petite fille, Samy et moi, et on cherche un logement pour la nuit. Tu pourrais nous accueillir ?</text:span></text:span></text:p>
      <text:p text:style-name="P6"/>
      <text:p text:style-name="P1"><text:span text:style-name="Police_20_par_20_défaut1"><text:span text:style-name="T13">Ambra :</text:span></text:span><text:span text:style-name="Police_20_par_20_défaut1"><text:span text:style-name="T5"> Tu me demandes sérieusement d’héberger 2 garçons et 1 fille comme ça, là ?</text:span></text:span></text:p>
      <text:p text:style-name="P6"/>
      <text:p text:style-name="P1"><text:span text:style-name="Police_20_par_20_défaut1"><text:span text:style-name="T13">Ivan :</text:span></text:span><text:span text:style-name="Police_20_par_20_défaut1"><text:span text:style-name="T5"> Oui.</text:span></text:span></text:p>
      <text:p text:style-name="P6"/>
      <text:p text:style-name="P1"><text:span text:style-name="Police_20_par_20_défaut1"><text:span text:style-name="T13">Ambra :</text:span></text:span><text:span text:style-name="Police_20_par_20_défaut1"><text:span text:style-name="T5"> Ça marche ! À toute suite !</text:span></text:span></text:p>
      <text:p text:style-name="P6"/>
      <text:p text:style-name="P1"><text:span text:style-name="Police_20_par_20_défaut1"><text:span text:style-name="T13">Ivan :</text:span></text:span><text:span text:style-name="Police_20_par_20_défaut1"><text:span text:style-name="T5"> Elle a dit oui ! Allez, on y va !</text:span></text:span></text:p>
      <text:p text:style-name="P6"/>
      <text:p text:style-name="P1"><text:span text:style-name="Police_20_par_20_défaut1"><text:span text:style-name="T13">Samy :</text:span></text:span><text:span text:style-name="Police_20_par_20_défaut1"><text:span text:style-name="T5"> C’est vraiment n’importe quoi cette histoire…</text:span></text:span></text:p>
      <text:p text:style-name="P6"/>
      <text:p text:style-name="P1"><text:soft-page-break/><text:span text:style-name="Police_20_par_20_défaut1"><text:span text:style-name="T5">Grâce au super GPS de Samy à seulement 19€99* </text:span></text:span><text:span text:style-name="Police_20_par_20_défaut1"><text:span text:style-name="T15">*prix hors taxes. Voir conditions en magasin</text:span></text:span><text:span text:style-name="Police_20_par_20_défaut1"><text:span text:style-name="T5">, ils arrivèrent jusque chez Ambra. Ils toquèrent, et elle vint leur ouvrir.</text:span></text:span></text:p>
      <text:p text:style-name="P6"/>
      <text:p text:style-name="P1"><text:span text:style-name="Police_20_par_20_défaut1"><text:span text:style-name="T13">Ambra :</text:span></text:span><text:span text:style-name="Police_20_par_20_défaut1"><text:span text:style-name="T5"> Allez-y entrez, y’a des chips. Salut toi, t’es toute mignonne ! Comment tu t’appelles ?</text:span></text:span></text:p>
      <text:p text:style-name="P6"/>
      <text:p text:style-name="P1"><text:span text:style-name="Police_20_par_20_défaut1"><text:span text:style-name="T13">Xydoé :</text:span></text:span><text:span text:style-name="Police_20_par_20_défaut1"><text:span text:style-name="T5"> Xydoé.</text:span></text:span></text:p>
      <text:p text:style-name="P6"/>
      <text:p text:style-name="P1"><text:span text:style-name="Police_20_par_20_défaut1"><text:span text:style-name="T13">Ambra :</text:span></text:span><text:span text:style-name="Police_20_par_20_défaut1"><text:span text:style-name="T5"> Trop mignon !</text:span></text:span></text:p>
      <text:p text:style-name="P6"/>
      <text:p text:style-name="P1"><text:span text:style-name="Police_20_par_20_défaut1"><text:span text:style-name="T5">Samy passa devant Ivan, un peu jaloux qu’Ambra s’attarde autant sur Xydoé, et aussi peu sur eux. Enfin, sur lui. Soudain, Baptiste sortit de la cuisine, suivi par une fille aux cheveux bouclés.</text:span></text:span></text:p>
      <text:p text:style-name="P6"/>
      <text:p text:style-name="P1"><text:span text:style-name="Police_20_par_20_défaut1"><text:span text:style-name="T13">Samy :</text:span></text:span><text:span text:style-name="Police_20_par_20_défaut1"><text:span text:style-name="T5"> Salut Maëlle, qu’est-ce que tu fais ?</text:span></text:span></text:p>
      <text:p text:style-name="P6"/>
      <text:p text:style-name="P1"><text:span text:style-name="Police_20_par_20_défaut1"><text:span text:style-name="T13">Maëlle :</text:span></text:span><text:span text:style-name="Police_20_par_20_défaut1"><text:span text:style-name="T5"> Un caméo.</text:span></text:span></text:p>
      <text:p text:style-name="P6"/>
      <text:p text:style-name="P6">Baptiste s’effondra dans le canapé, complètement ivre, pendant que Samy et Ivan s’assirent en tailleur par terre. Vu le volume de la musique, ils devaient être en train de faire une mini soirée à trois. Samy était déçu qu’Ambra ne l’ai pas invité à rejoindre la fête. Finalement, heureusement qu’Ivan avait oublié ses clés.</text:p>
      <text:p text:style-name="P6"/>
      <text:p text:style-name="P1"><text:span text:style-name="Police_20_par_20_défaut1"><text:span text:style-name="T13">Ivan :</text:span></text:span><text:span text:style-name="Police_20_par_20_défaut1"><text:span text:style-name="T5"> Bon, bah pour la nuit de sommeil on repassera…</text:span></text:span></text:p>
      <text:p text:style-name="P6"/>
      <text:p text:style-name="P1"><text:span text:style-name="Police_20_par_20_défaut1"><text:span text:style-name="T13">Samy :</text:span></text:span><text:span text:style-name="Police_20_par_20_défaut1"><text:span text:style-name="T5"> T’inquiètes, je vais pas faire le con, à minuit max je suis couché.</text:span></text:span></text:p>
      <text:p text:style-name="P6"/>
      <text:p text:style-name="P6"/>
      <text:p text:style-name="P6">Il est 2h du matin, et personne n'est couché. La soirée a clairement dégénéré, et il est fort possible que nos... « héros » ne soit pas en forme pour le reste de la journée...</text:p>
      <text:p text:style-name="P6"/>
      <text:p text:style-name="P1"><text:span text:style-name="Police_20_par_20_défaut1"><text:span text:style-name="T13">Ivan :</text:span></text:span><text:span text:style-name="Police_20_par_20_défaut1"><text:span text:style-name="T5"> Baptiste ?</text:span></text:span></text:p>
      <text:p text:style-name="P6"/>
      <text:p text:style-name="P1"><text:span text:style-name="Police_20_par_20_défaut1"><text:span text:style-name="T13">Baptiste :</text:span></text:span><text:span text:style-name="Police_20_par_20_défaut1"><text:span text:style-name="T5"> Ouais ?</text:span></text:span></text:p>
      <text:p text:style-name="P6"/>
      <text:p text:style-name="P1"><text:span text:style-name="Police_20_par_20_défaut1"><text:span text:style-name="T13">Ivan : </text:span></text:span><text:span text:style-name="Police_20_par_20_défaut1"><text:span text:style-name="T5">Pourquoi t'es à poil ?</text:span></text:span></text:p>
      <text:p text:style-name="P6"/>
      <text:p text:style-name="P1"><text:span text:style-name="Police_20_par_20_défaut1"><text:span text:style-name="T13">Baptiste :</text:span></text:span><text:span text:style-name="Police_20_par_20_défaut1"><text:span text:style-name="T5"> Euh... J'ai oublié.</text:span></text:span></text:p>
      <text:p text:style-name="P6"/>
      <text:p text:style-name="P1"><text:span text:style-name="Police_20_par_20_défaut1"><text:span text:style-name="T13">Ivan :</text:span></text:span><text:span text:style-name="Police_20_par_20_défaut1"><text:span text:style-name="T5"> D'accord... Sinon t'as pas vu Samy ? Je le retrouve pas.</text:span></text:span></text:p>
      <text:p text:style-name="P6"/>
      <text:p text:style-name="P1"><text:span text:style-name="Police_20_par_20_défaut1"><text:span text:style-name="T13">Baptiste :</text:span></text:span><text:span text:style-name="Police_20_par_20_défaut1"><text:span text:style-name="T5"> Il est parti... par là... attend non ! Par là.</text:span></text:span></text:p>
      <text:p text:style-name="P6"/>
      <text:p text:style-name="P6">Son bras faisait des vas-et-viens de gauche à droite, pointant tantôt la cuisine, tantôt des escaliers menant à la cave.</text:p>
      <text:p text:style-name="P6"/>
      <text:p text:style-name="P1"><text:span text:style-name="Police_20_par_20_défaut1"><text:span text:style-name="T13">Ivan :</text:span></text:span><text:span text:style-name="Police_20_par_20_défaut1"><text:span text:style-name="T5"> Ok, merci...</text:span></text:span></text:p>
      <text:p text:style-name="P6"/>
      <text:p text:style-name="P1"><text:span text:style-name="Police_20_par_20_défaut1"><text:span text:style-name="T13">Baptiste :</text:span></text:span><text:span text:style-name="Police_20_par_20_défaut1"><text:span text:style-name="T5"> De rien Romain.</text:span></text:span></text:p>
      <text:p text:style-name="P6"/>
      <text:p text:style-name="P1"><text:span text:style-name="Police_20_par_20_défaut1"><text:span text:style-name="T13">Ivan :</text:span></text:span><text:span text:style-name="Police_20_par_20_défaut1"><text:span text:style-name="T5"> Non, moi c'est Ivan.</text:span></text:span></text:p>
      <text:p text:style-name="P6"/>
      <text:p text:style-name="P1"><text:soft-page-break/><text:span text:style-name="Police_20_par_20_défaut1"><text:span text:style-name="T13">Baptiste :</text:span></text:span><text:span text:style-name="Police_20_par_20_défaut1"><text:span text:style-name="T5"> Oups pardon.</text:span></text:span></text:p>
      <text:p text:style-name="P6"/>
      <text:p text:style-name="P6">Ivan se dirigea vers la cuisine, trébucha sur un chat, avant d'arriver dans la petite pièce. Il n'y avait rien de bien intéressant à l’intérieur : un four, un frigo, une armoire, Maëlle complètement défoncée, un lave-vaisselle, et une poubelle. Rien qui puisse l'aider à retrouver Samy.</text:p>
      <text:p text:style-name="P6"/>
      <text:p text:style-name="P9">Pendant ce temps à l'étage :</text:p>
      <text:p text:style-name="P6"/>
      <text:p text:style-name="P1"><text:span text:style-name="Police_20_par_20_défaut1"><text:span text:style-name="T13">Samy :</text:span></text:span><text:span text:style-name="Police_20_par_20_défaut1"><text:span text:style-name="T5"> Et donc, tu fais quoi dans la vie ?</text:span></text:span></text:p>
      <text:p text:style-name="P6"/>
      <text:p text:style-name="P1"><text:span text:style-name="Police_20_par_20_défaut1"><text:span text:style-name="T13">Ambra :</text:span></text:span><text:span text:style-name="Police_20_par_20_défaut1"><text:span text:style-name="T5"> Bah je suis lycéenne... T'es con un peu, non ?</text:span></text:span></text:p>
      <text:p text:style-name="P6"/>
      <text:p text:style-name="P1"><text:span text:style-name="Police_20_par_20_défaut1"><text:span text:style-name="T13">Samy :</text:span></text:span><text:span text:style-name="Police_20_par_20_défaut1"><text:span text:style-name="T5"> Ouais c'est vrai... ça doit être les 5 grammes que j'ai dans le sang...</text:span></text:span></text:p>
      <text:p text:style-name="P6"/>
      <text:p text:style-name="P1"><text:span text:style-name="Police_20_par_20_défaut1"><text:span text:style-name="T13">Ambra :</text:span></text:span><text:span text:style-name="Police_20_par_20_défaut1"><text:span text:style-name="T5"> Mais pourquoi tu voulais voir ma chambre au fait ?</text:span></text:span></text:p>
      <text:p text:style-name="P6"/>
      <text:p text:style-name="P1"><text:span text:style-name="Police_20_par_20_défaut1"><text:span text:style-name="T13">Samy :</text:span></text:span><text:span text:style-name="Police_20_par_20_défaut1"><text:span text:style-name="T5"> Bah parce que je suis jamais venu, je visite juste...</text:span></text:span></text:p>
      <text:p text:style-name="P6"/>
      <text:p text:style-name="P1"><text:span text:style-name="Police_20_par_20_défaut1"><text:span text:style-name="T13">Ambra :</text:span></text:span><text:span text:style-name="Police_20_par_20_défaut1"><text:span text:style-name="T5"> Ah ouais d'accord... Mais alors pourquoi t'es en caleçon ?</text:span></text:span></text:p>
      <text:p text:style-name="P6"/>
      <text:p text:style-name="P1"><text:span text:style-name="Police_20_par_20_défaut1"><text:span text:style-name="T13">Samy :</text:span></text:span><text:span text:style-name="Police_20_par_20_défaut1"><text:span text:style-name="T5"> Parce qu’il fait vachement chaud...</text:span></text:span></text:p>
      <text:p text:style-name="P6"/>
      <text:p text:style-name="P1"><text:span text:style-name="Police_20_par_20_défaut1"><text:span text:style-name="T13">Ambra :</text:span></text:span><text:span text:style-name="Police_20_par_20_défaut1"><text:span text:style-name="T5"> Ah ok. Je peux ouvrir la fenêtre si tu veux !</text:span></text:span></text:p>
      <text:p text:style-name="P6"/>
      <text:p text:style-name="P1"><text:span text:style-name="Police_20_par_20_défaut1"><text:span text:style-name="T13">Samy :</text:span></text:span><text:span text:style-name="Police_20_par_20_défaut1"><text:span text:style-name="T5"> Non t'inquiètes, par contre tu voudrais pas qu’on s’allonge ?</text:span></text:span></text:p>
      <text:p text:style-name="P6"/>
      <text:p text:style-name="P1"><text:span text:style-name="Police_20_par_20_défaut1"><text:span text:style-name="T13">Ambra :</text:span></text:span><text:span text:style-name="Police_20_par_20_défaut1"><text:span text:style-name="T5"> <text:s/>Écoute, je sais ce que tu veux, et il est hors de question que…</text:span></text:span></text:p>
      <text:p text:style-name="P6"/>
      <text:p text:style-name="P1"><text:span text:style-name="Police_20_par_20_défaut1"><text:span text:style-name="T13">Samy :</text:span></text:span><text:span text:style-name="Police_20_par_20_défaut1"><text:span text:style-name="T5"> Et moi je sais que dans 3 lignes max je te baise !</text:span></text:span></text:p>
      <text:p text:style-name="P6"/>
      <text:p text:style-name="P1"><text:span text:style-name="Police_20_par_20_défaut1"><text:span text:style-name="T13">Ambra :</text:span></text:span><text:span text:style-name="Police_20_par_20_défaut1"><text:span text:style-name="T5"> Tu sais, je trouve que c’est vraiment courageux ce que vous faites Ivan et toi, mais je dois te mettre en garde : Si vous poursuivez votre quête, vous allez être confrontés à des choses bien plus dérangeantes qu’une bande d’ados défoncés…</text:span></text:span></text:p>
      <text:p text:style-name="P6"/>
      <text:p text:style-name="P1"><text:span text:style-name="Police_20_par_20_défaut1"><text:span text:style-name="T13">Samy :</text:span></text:span><text:span text:style-name="Police_20_par_20_défaut1"><text:span text:style-name="T5"> Du coup on baise ?</text:span></text:span></text:p>
      <text:p text:style-name="P6"/>
      <text:p text:style-name="P1"><text:span text:style-name="Police_20_par_20_défaut1"><text:span text:style-name="T13">Ambra :</text:span></text:span><text:span text:style-name="Police_20_par_20_défaut1"><text:span text:style-name="T5"> Mais carrément !</text:span></text:span></text:p>
      <text:p text:style-name="P6"/>
      <text:p text:style-name="P6">Ils se couchèrent sur le lit, et Ambra se déshabilla. Samy ôta ce qui lui restait de dignité, et ils commencèrent à entremêler leurs membres, dans des caresses torrides.</text:p>
      <text:p text:style-name="P6"/>
      <text:p text:style-name="P1"><text:span text:style-name="Police_20_par_20_défaut1"><text:span text:style-name="T13">Ambra :</text:span></text:span><text:span text:style-name="Police_20_par_20_défaut1"><text:span text:style-name="T5"> Samy…</text:span></text:span></text:p>
      <text:p text:style-name="P6"/>
      <text:p text:style-name="P1"><text:span text:style-name="Police_20_par_20_défaut1"><text:span text:style-name="T13">Samy :</text:span></text:span><text:span text:style-name="Police_20_par_20_défaut1"><text:span text:style-name="T5"> Quoi ?</text:span></text:span></text:p>
      <text:p text:style-name="P6"/>
      <text:p text:style-name="P1"><text:span text:style-name="Police_20_par_20_défaut1"><text:span text:style-name="T13">Ambra :</text:span></text:span><text:span text:style-name="Police_20_par_20_défaut1"><text:span text:style-name="T5"> Tu t’es trompé de trou…</text:span></text:span></text:p>
      <text:p text:style-name="P6"/>
      <text:p text:style-name="P1"><text:span text:style-name="Police_20_par_20_défaut1"><text:span text:style-name="T13">Samy :</text:span></text:span><text:span text:style-name="Police_20_par_20_défaut1"><text:span text:style-name="T5"> Tant pis. J’y suis, j’y reste.</text:span></text:span></text:p>
      <text:p text:style-name="P6"/>
      <text:p text:style-name="P6">Ils pratiquèrent un coïte tantôt violent, tantôt doux, mais très respectueux. Jusqu’à ce que…</text:p>
      <text:p text:style-name="P6"><text:soft-page-break/></text:p>
      <text:p text:style-name="P1"><text:span text:style-name="Police_20_par_20_défaut1"><text:span text:style-name="T13">Ambra :</text:span></text:span><text:span text:style-name="Police_20_par_20_défaut1"><text:span text:style-name="T5"> Attend… Ralentis... Je dois prendre un truc…</text:span></text:span></text:p>
      <text:p text:style-name="P6"/>
      <text:p text:style-name="P1"><text:span text:style-name="Police_20_par_20_défaut1"><text:span text:style-name="T5">Elle sortit de sa table de nuit un énorme gode, avec une décoration très mignonne. Il était rose, avec des étoiles bleues, et un petit gland en caoutchouc jaune. Il avait une grande ventouse sur sa base sur laquelle on pouvait lire « </text:span></text:span><text:span text:style-name="Police_20_par_20_défaut1"><text:span text:style-name="T10">Kidum </text:span></text:span><text:span text:style-name="Police_20_par_20_défaut1"><text:span text:style-name="T5">».</text:span></text:span></text:p>
      <text:p text:style-name="P6"/>
      <text:p text:style-name="P1"><text:span text:style-name="Police_20_par_20_défaut1"><text:span text:style-name="T13">Ambra :</text:span></text:span><text:span text:style-name="Police_20_par_20_défaut1"><text:span text:style-name="T5"> Ok, là on va pouvoir s’amuser.</text:span></text:span></text:p>
      <text:p text:style-name="P6"/>
      <text:p text:style-name="P1"><text:span text:style-name="Police_20_par_20_défaut1"><text:span text:style-name="T13">Samy :</text:span></text:span><text:span text:style-name="Police_20_par_20_défaut1"><text:span text:style-name="T5"> Oh merde !</text:span></text:span></text:p>
      <text:p text:style-name="P6"/>
      <text:p text:style-name="P9">Pendant ce temps, au salon :</text:p>
      <text:p text:style-name="P6"/>
      <text:p text:style-name="P1"><text:span text:style-name="Police_20_par_20_défaut1"><text:span text:style-name="T13">Baptiste :</text:span></text:span><text:span text:style-name="Police_20_par_20_défaut1"><text:span text:style-name="T5"> Mais t’as raison Ivan ! Faut pas laisser tomber tes potes. Et si Léopold est sur la lune, mais va le chercher gros…</text:span></text:span></text:p>
      <text:p text:style-name="P6"/>
      <text:p text:style-name="P1"><text:span text:style-name="Police_20_par_20_défaut1"><text:span text:style-name="T13">Ivan :</text:span></text:span><text:span text:style-name="Police_20_par_20_défaut1"><text:span text:style-name="T5"> T’es défoncé Baptiste…</text:span></text:span></text:p>
      <text:p text:style-name="P6"/>
      <text:p text:style-name="P1"><text:span text:style-name="Police_20_par_20_défaut1"><text:span text:style-name="T13">Baptiste :</text:span></text:span><text:span text:style-name="Police_20_par_20_défaut1"><text:span text:style-name="T5"> Regarde, perso si Romain était en danger, je réfléchirais même pas ! c’est la seule personne qui comprend mon amour pour la musique…</text:span></text:span></text:p>
      <text:p text:style-name="P6"/>
      <text:p text:style-name="P1"><text:span text:style-name="Police_20_par_20_défaut1"><text:span text:style-name="T13">Ivan :</text:span></text:span><text:span text:style-name="Police_20_par_20_défaut1"><text:span text:style-name="T5"> Baptiste tu bandes. Et t’es toujours à poil.</text:span></text:span></text:p>
      <text:p text:style-name="P6"/>
      <text:p text:style-name="P1"><text:span text:style-name="Police_20_par_20_défaut1"><text:span text:style-name="T13">Baptiste :</text:span></text:span><text:span text:style-name="Police_20_par_20_défaut1"><text:span text:style-name="T5"> Ça doit être la musique, ou Romain, ou les deux…</text:span></text:span></text:p>
      <text:p text:style-name="P6"/>
      <text:p text:style-name="P1"><text:span text:style-name="Police_20_par_20_défaut1"><text:span text:style-name="T13">Ivan :</text:span></text:span><text:span text:style-name="Police_20_par_20_défaut1"><text:span text:style-name="T5"> Ça n’a aucun rapport avec Xydoé qui te suce depuis 20 minutes ?</text:span></text:span></text:p>
      <text:p text:style-name="P6"/>
      <text:p text:style-name="P1"><text:span text:style-name="Police_20_par_20_défaut1"><text:span text:style-name="T13">Baptiste :</text:span></text:span><text:span text:style-name="Police_20_par_20_défaut1"><text:span text:style-name="T5"> Non vraiment. Aucun.</text:span></text:span></text:p>
      <text:p text:style-name="P6"/>
      <text:p text:style-name="P1"><text:span text:style-name="Police_20_par_20_défaut1"><text:span text:style-name="T13">Ivan :</text:span></text:span><text:span text:style-name="Police_20_par_20_défaut1"><text:span text:style-name="T5"> Aucun ?</text:span></text:span></text:p>
      <text:p text:style-name="P6"/>
      <text:p text:style-name="P1"><text:span text:style-name="Police_20_par_20_défaut1"><text:span text:style-name="T13">Baptiste :</text:span></text:span><text:span text:style-name="Police_20_par_20_défaut1"><text:span text:style-name="T5"> Aucun.</text:span></text:span></text:p>
      <text:p text:style-name="P6"/>
      <text:p text:style-name="P1"><text:span text:style-name="Police_20_par_20_défaut1"><text:span text:style-name="T13">Ivan :</text:span></text:span><text:span text:style-name="Police_20_par_20_défaut1"><text:span text:style-name="T5"> Ouf ! J’ai cru que t’étais aussi taré que ce connard de Matéo.</text:span></text:span></text:p>
      <text:p text:style-name="P6"/>
      <text:p text:style-name="P1"><text:span text:style-name="Police_20_par_20_défaut1"><text:span text:style-name="T13">Samy :</text:span></text:span><text:span text:style-name="Police_20_par_20_défaut1"><text:span text:style-name="T5"> Sa… Salut les m… Mecs…</text:span></text:span></text:p>
      <text:p text:style-name="P6"/>
      <text:p text:style-name="P1"><text:span text:style-name="Police_20_par_20_défaut1"><text:span text:style-name="T13">Ivan :</text:span></text:span><text:span text:style-name="Police_20_par_20_défaut1"><text:span text:style-name="T5"> Eh bah t’es revenus finalement ! Qu’est-ce que tu foutais ? Et pourquoi tu boites ?</text:span></text:span></text:p>
      <text:p text:style-name="P6"/>
      <text:p text:style-name="P1"><text:span text:style-name="Police_20_par_20_défaut1"><text:span text:style-name="T13">Samy :</text:span></text:span><text:span text:style-name="Police_20_par_20_défaut1"><text:span text:style-name="T5"> Trop long à… aïe ! <text:s/>à expliquer…</text:span></text:span></text:p>
      <text:p text:style-name="P6"/>
      <text:p text:style-name="P1"><text:span text:style-name="Police_20_par_20_défaut1"><text:span text:style-name="T13">Ivan :</text:span></text:span><text:span text:style-name="Police_20_par_20_défaut1"><text:span text:style-name="T5"> On n’a toujours pas dormi, et il est déjà 3h30… Comment on va faire pour demain ?</text:span></text:span></text:p>
      <text:p text:style-name="P6"/>
      <text:p text:style-name="P1"><text:span text:style-name="Police_20_par_20_défaut1"><text:span text:style-name="T13">Samy :</text:span></text:span><text:span text:style-name="Police_20_par_20_défaut1"><text:span text:style-name="T5"> T’en fait pas, j’ai réussi à avoir des informations. Pour l’instant dors, et je t’explique ça demain. Si tu me cherches, je serai dans la voiture.</text:span></text:span></text:p>
      <text:p text:style-name="P6"/>
      <text:p text:style-name="P1"><text:span text:style-name="Police_20_par_20_défaut1"><text:span text:style-name="T13">Ivan :</text:span></text:span><text:span text:style-name="Police_20_par_20_défaut1"><text:span text:style-name="T5"> Ok, bah écoute à demain.</text:span></text:span></text:p>
      <text:p text:style-name="P6"/>
      <text:p text:style-name="P6">Ivan bailla et s’endormit lourdement sur Baptiste, sentant son sexe chaud contre sa joue.</text:p>
      <text:p text:style-name="P6"/>
      <text:p text:style-name="P6"><text:soft-page-break/>Il se réveilla doucement, allongé sur une table. Il n’était plus chez Ambra, mais à la cafétéria. Il se redressa, et, ébloui par le soleil, il aperçut une silhouette massive. Non… c’est impossible… c’est…</text:p>
      <text:p text:style-name="P6"/>
      <text:p text:style-name="P1"><text:span text:style-name="Police_20_par_20_défaut1"><text:span text:style-name="T13">Ivan :</text:span></text:span><text:span text:style-name="Police_20_par_20_défaut1"><text:span text:style-name="T5"> </text:span></text:span><text:span text:style-name="Police_20_par_20_défaut1"><text:span text:style-name="T8">Léopold ! Tu m’as tellement manqué !</text:span></text:span></text:p>
      <text:p text:style-name="P6"/>
      <text:p text:style-name="P6">Il lui sauta dans les bras, et Léopold le rattrapa.</text:p>
      <text:p text:style-name="P6"/>
      <text:p text:style-name="P1"><text:span text:style-name="Police_20_par_20_défaut1"><text:span text:style-name="T13">Léopold :</text:span></text:span><text:span text:style-name="Police_20_par_20_défaut1"><text:span text:style-name="T5"> Je suis désolé… Je ne peux pas te confier ça. Nous ne serons plus jamais les mêmes si jamais tu…</text:span></text:span></text:p>
      <text:p text:style-name="P6"/>
      <text:p text:style-name="P3">CLAC</text:p>
      <text:p text:style-name="P6"/>
      <text:p text:style-name="P1"><text:span text:style-name="Police_20_par_20_défaut1"><text:span text:style-name="T13">Samy :</text:span></text:span><text:span text:style-name="Police_20_par_20_défaut1"><text:span text:style-name="T5"> La gifle. Y’a pas meilleur moyen pour réveiller quelqu’un !</text:span></text:span></text:p>
      <text:p text:style-name="P6"/>
      <text:p text:style-name="P1"><text:span text:style-name="Police_20_par_20_défaut1"><text:span text:style-name="T13">Ivan :</text:span></text:span><text:span text:style-name="Police_20_par_20_défaut1"><text:span text:style-name="T5"> Est-ce que tu te rends compte à quel point tu es un trou du cul ? Espèce de sous race de merde !</text:span></text:span></text:p>
      <text:p text:style-name="P6"/>
      <text:p text:style-name="P1"><text:span text:style-name="Police_20_par_20_défaut1"><text:span text:style-name="T13">Samy :</text:span></text:span><text:span text:style-name="Police_20_par_20_défaut1"><text:span text:style-name="T5"> Wow ! Eh ! Calme-toi ! Xydoé nous attends, on doit y aller. Je te rappelle qu’on cherche Léopold hein.</text:span></text:span></text:p>
      <text:p text:style-name="P6"/>
      <text:p text:style-name="P1"><text:span text:style-name="Police_20_par_20_défaut1"><text:span text:style-name="T13">Ivan :</text:span></text:span><text:span text:style-name="Police_20_par_20_défaut1"><text:span text:style-name="T5"> Oui oui… On va où du coup ?</text:span></text:span></text:p>
      <text:p text:style-name="P6"/>
      <text:p text:style-name="P1"><text:span text:style-name="Police_20_par_20_défaut1"><text:span text:style-name="T13">Samy :</text:span></text:span><text:span text:style-name="Police_20_par_20_défaut1"><text:span text:style-name="T5"> Si Léopold a disparu c’est parce qu’apparemment il avait des obligations. Mais genre, de grosses, GROSSES obligations. Pour tirer ça au clair, on va devoir coopérer avec un type un peu spécial.</text:span></text:span></text:p>
      <text:p text:style-name="P6"/>
      <text:p text:style-name="P1"><text:span text:style-name="Police_20_par_20_défaut1"><text:span text:style-name="T13">Ivan : </text:span></text:span><text:span text:style-name="Police_20_par_20_défaut1"><text:span text:style-name="T5">Ah oui ? Qui ça ?</text:span></text:span></text:p>
      <text:p text:style-name="P6"/>
      <text:p text:style-name="P1"><text:span text:style-name="Police_20_par_20_défaut1"><text:span text:style-name="T13">Samy :</text:span></text:span><text:span text:style-name="Police_20_par_20_défaut1"><text:span text:style-name="T5"> Yann. Un grand philosophe il paraît. D’après ce que j’ai compris, il y a une histoire de conflit mondial, d’organisation secrète, et de science…</text:span></text:span></text:p>
      <text:p text:style-name="P6"/>
      <text:p text:style-name="P1"><text:span text:style-name="Police_20_par_20_défaut1"><text:span text:style-name="T13">Ivan :</text:span></text:span><text:span text:style-name="Police_20_par_20_défaut1"><text:span text:style-name="T5"> Hein ??</text:span></text:span></text:p>
      <text:p text:style-name="P6"/>
      <text:p text:style-name="P1"><text:span text:style-name="Police_20_par_20_défaut1"><text:span text:style-name="T13">Samy :</text:span></text:span><text:span text:style-name="Police_20_par_20_défaut1"><text:span text:style-name="T5"> Bon en fait j’ai pas compris grand-chose, mais on a une piste, alors c’est parti !</text:span></text:span></text:p>
      <text:p text:style-name="P6"/>
      <text:p text:style-name="P1"><text:span text:style-name="Police_20_par_20_défaut1"><text:span text:style-name="T13">Ivan :</text:span></text:span><text:span text:style-name="Police_20_par_20_défaut1"><text:span text:style-name="T5"> Attend Samy !</text:span></text:span></text:p>
      <text:p text:style-name="P6"/>
      <text:p text:style-name="P1"><text:span text:style-name="Police_20_par_20_défaut1"><text:span text:style-name="T13">Samy :</text:span></text:span><text:span text:style-name="Police_20_par_20_défaut1"><text:span text:style-name="T5"> Quoi ?</text:span></text:span></text:p>
      <text:p text:style-name="P6"/>
      <text:p text:style-name="P1"><text:span text:style-name="Police_20_par_20_défaut1"><text:span text:style-name="T13">Ivan :</text:span></text:span><text:span text:style-name="Police_20_par_20_défaut1"><text:span text:style-name="T5"> Où est ce que tu as eu toutes ces informations ?</text:span></text:span></text:p>
      <text:p text:style-name="P6"/>
      <text:p text:style-name="P1"><text:span text:style-name="Police_20_par_20_défaut1"><text:span text:style-name="T13">Samy :</text:span></text:span><text:span text:style-name="Police_20_par_20_défaut1"><text:span text:style-name="T5"> J’ai vendu mon cul.</text:span></text:span></text:p>
      <text:p text:style-name="P6"/>
      <text:p text:style-name="P1"><text:span text:style-name="Police_20_par_20_défaut1"><text:span text:style-name="T13">Ivan :</text:span></text:span><text:span text:style-name="Police_20_par_20_défaut1"><text:span text:style-name="T5"> Lol haha !</text:span></text:span></text:p>
      <text:p text:style-name="P6"/>
      <text:p text:style-name="P1"><text:span text:style-name="Police_20_par_20_défaut1"><text:span text:style-name="T13">Samy :</text:span></text:span><text:span text:style-name="Police_20_par_20_défaut1"><text:span text:style-name="T5"> </text:span></text:span><text:span text:style-name="Police_20_par_20_défaut1"><text:span text:style-name="T14">Ouais… Lol...</text:span></text:span></text:p>
      <text:p text:style-name="P12">Chapitre 4 : Pour la science</text:p>
      <text:p text:style-name="P6"/>
      <text:p text:style-name="P1"><text:span text:style-name="Police_20_par_20_défaut1"><text:span text:style-name="T13">Samy :</text:span></text:span><text:span text:style-name="Police_20_par_20_défaut1"><text:span text:style-name="T5"> Je fais une pause pour remettre de l’essence, attendez 5 minutes. Bonjour monsi… Camille ??</text:span></text:span></text:p>
      <text:p text:style-name="P6"/>
      <text:p text:style-name="P1"><text:span text:style-name="Police_20_par_20_défaut1"><text:span text:style-name="T13">Camille :</text:span></text:span><text:span text:style-name="Police_20_par_20_défaut1"><text:span text:style-name="T5"> Bah écoute, ça arrondit les fins de mois ! D’ailleurs, puisque vous êtes là, il fallait que je vous parle du projet de SI ! Parce que j’ai fini mes calculs, et en fait j’ai trouv…</text:span></text:span></text:p>
      <text:p text:style-name="P6"/>
      <text:p text:style-name="P1"><text:span text:style-name="Police_20_par_20_défaut1"><text:span text:style-name="T13">Samy :</text:span></text:span><text:span text:style-name="Police_20_par_20_défaut1"><text:span text:style-name="T5"> Oui, c’est très bien, mais là tu vois on enquête sur une disparition, donc je pense qu’on pourrait mettre le travail scolaire de côté un week-end, et se pencher sur la potentielle fin du monde annoncée lors d’un jeu sexuel douteux.</text:span></text:span></text:p>
      <text:p text:style-name="P6"/>
      <text:p text:style-name="P1"><text:span text:style-name="Police_20_par_20_défaut1"><text:span text:style-name="T13">Camille :</text:span></text:span><text:span text:style-name="Police_20_par_20_défaut1"><text:span text:style-name="T5"> Eh bien…. Non.</text:span></text:span></text:p>
      <text:p text:style-name="P6"/>
      <text:p text:style-name="P1"><text:span text:style-name="Police_20_par_20_défaut1"><text:span text:style-name="T13">Samy :</text:span></text:span><text:span text:style-name="Police_20_par_20_défaut1"><text:span text:style-name="T5"> Ok, bah salut moi j’y vais.</text:span></text:span></text:p>
      <text:p text:style-name="P6"/>
      <text:p text:style-name="P1"><text:span text:style-name="Police_20_par_20_défaut1"><text:span text:style-name="T13">Camille :</text:span></text:span><text:span text:style-name="Police_20_par_20_défaut1"><text:span text:style-name="T5"> Eh ! Attends, tu n’as…</text:span></text:span></text:p>
      <text:p text:style-name="P6"/>
      <text:p text:style-name="P6">Samy parti à toute allure, en direction des routes sinueuses de campagne, laissant derrière lui le futur licencié.</text:p>
      <text:p text:style-name="P6"/>
      <text:p text:style-name="P1"><text:span text:style-name="Police_20_par_20_défaut1"><text:span text:style-name="T13">Camille :</text:span></text:span><text:span text:style-name="Police_20_par_20_défaut1"><text:span text:style-name="T5"> …pas payé.</text:span></text:span></text:p>
      <text:p text:style-name="P6"/>
      <text:p text:style-name="P6">------------------------------------------------------------------------------------------------------------------------</text:p>
      <text:p text:style-name="P6"/>
      <text:p text:style-name="P3">TOC TOC TOC</text:p>
      <text:p text:style-name="P6"/>
      <text:p text:style-name="P1"><text:span text:style-name="Police_20_par_20_défaut1"><text:span text:style-name="T13">Yann :</text:span></text:span><text:span text:style-name="Police_20_par_20_défaut1"><text:span text:style-name="T5"> Oui ?</text:span></text:span></text:p>
      <text:p text:style-name="P6"/>
      <text:p text:style-name="P1"><text:span text:style-name="Police_20_par_20_défaut1"><text:span text:style-name="T13">Samy :</text:span></text:span><text:span text:style-name="Police_20_par_20_défaut1"><text:span text:style-name="T5"> Ouvre c’est Samy !</text:span></text:span></text:p>
      <text:p text:style-name="P6"/>
      <text:p text:style-name="P1"><text:span text:style-name="Police_20_par_20_défaut1"><text:span text:style-name="T13">Ivan :</text:span></text:span><text:span text:style-name="Police_20_par_20_défaut1"><text:span text:style-name="T5"> T’es obligé de recycler tes phrases ?</text:span></text:span></text:p>
      <text:p text:style-name="P6"/>
      <text:p text:style-name="P1"><text:span text:style-name="Police_20_par_20_défaut1"><text:span text:style-name="T13">Samy :</text:span></text:span><text:span text:style-name="Police_20_par_20_défaut1"><text:span text:style-name="T5"> T’es obligé de casser les couilles ?</text:span></text:span></text:p>
      <text:p text:style-name="P6"/>
      <text:p text:style-name="P6">Samy n’eut pas le temps de se rendre compte de la violence de ses propos, que la porte s’ouvrit.</text:p>
      <text:p text:style-name="P6"/>
      <text:p text:style-name="P1"><text:span text:style-name="Police_20_par_20_défaut1"><text:span text:style-name="T13">Yann :</text:span></text:span><text:span text:style-name="Police_20_par_20_défaut1"><text:span text:style-name="T5"> Qu’est-ce que vous faites là ?</text:span></text:span></text:p>
      <text:p text:style-name="P6"/>
      <text:p text:style-name="P1"><text:span text:style-name="Police_20_par_20_défaut1"><text:span text:style-name="T13">Ivan :</text:span></text:span><text:span text:style-name="Police_20_par_20_défaut1"><text:span text:style-name="T5"> On a besoin de toi pour retrouver Léopold ! Et pas la peine de faire « Gneugneu je sais pas, j’ai rien à voir avec ça » !</text:span></text:span></text:p>
      <text:p text:style-name="P6"/>
      <text:p text:style-name="P1"><text:span text:style-name="Police_20_par_20_défaut1"><text:span text:style-name="T13">Yann :</text:span></text:span><text:span text:style-name="Police_20_par_20_défaut1"><text:span text:style-name="T5"> Calme-toi Ivan, je savais très bien que tu allais venir, et j’ai des instructions pour toi. Par contre Samy et… toi vous pouvez partir, j’ai rien pour vous.</text:span></text:span></text:p>
      <text:p text:style-name="P6"/>
      <text:p text:style-name="P1"><text:span text:style-name="Police_20_par_20_défaut1"><text:span text:style-name="T13">Samy :</text:span></text:span><text:span text:style-name="Police_20_par_20_défaut1"><text:span text:style-name="T5"> C’est une blague ? Je me suis pas cassé le cul à voyager à travers toute la Seine-et-Marne pour avoir un bisou sur la joue à la fin ! J’ai pris un gode dans le cul merde !</text:span></text:span></text:p>
      <text:p text:style-name="P6"/>
      <text:p text:style-name="P1"><text:span text:style-name="Police_20_par_20_défaut1"><text:span text:style-name="T13">Yann :</text:span></text:span><text:span text:style-name="Police_20_par_20_défaut1"><text:span text:style-name="T5"> Et t’as aimé ?</text:span></text:span></text:p>
      <text:p text:style-name="P6"/>
      <text:p text:style-name="P1"><text:soft-page-break/><text:span text:style-name="Police_20_par_20_défaut1"><text:span text:style-name="T13">Samy :</text:span></text:span><text:span text:style-name="Police_20_par_20_défaut1"><text:span text:style-name="T5"> Au fond, c’était assez agréable au début, mais y a eu ce moment où elle a commencé à mettre… Attends, pourquoi tu me demandes ça ??</text:span></text:span></text:p>
      <text:p text:style-name="P6"/>
      <text:p text:style-name="P1"><text:span text:style-name="Police_20_par_20_défaut1"><text:span text:style-name="T13">Yann :</text:span></text:span><text:span text:style-name="Police_20_par_20_défaut1"><text:span text:style-name="T5"> Juste pour savoir… Bref Ivan, viens là. Vois-tu, il existe deux types de personnes sur Terre. Ceux qui ne jurent que par l’IRL, et ceux qui vouent un culte aux hentais.</text:span></text:span></text:p>
      <text:p text:style-name="P6"/>
      <text:p text:style-name="P1"><text:span text:style-name="Police_20_par_20_défaut1"><text:span text:style-name="T13">Ivan :</text:span></text:span><text:span text:style-name="Police_20_par_20_défaut1"><text:span text:style-name="T5"> Logique, mais quel rapport avec Léopold ?</text:span></text:span></text:p>
      <text:p text:style-name="P6"/>
      <text:p text:style-name="P1"><text:span text:style-name="Police_20_par_20_défaut1"><text:span text:style-name="T13">Yann :</text:span></text:span><text:span text:style-name="Police_20_par_20_défaut1"><text:span text:style-name="T5"> Attends ! J’y arrive… Un jour, la majorité des gens décidèrent que le hentai était réservé à un peuple de sous-races, et ils ont commencé à opprimer ceux qui en consommait régulièrement. C’est alors que sorti de nulle part, un homme s’est levé ! Il décida de fonder un parti politique virtuel, à l’aide de quelques collègues, afin de redorer le blason du hentai. Seulement, son projet prit plus d’ampleur qu’il ne l’avait imaginé, et il décida de retourner dans l’ombre, laissant ses amis au pouvoir. C’est ainsi que fut fondé l’Amlaetxhis. Évidemment, pour contrer l’influence du hentai, un contre-pouvoir fut créé : le Sophisme. Ce mouvement avait pour but de promouvoir les relations réelles, afin d’éviter que la population mondiale se transforme en otaku nolife.</text:span></text:span></text:p>
      <text:p text:style-name="P6"/>
      <text:p text:style-name="P1"><text:span text:style-name="Police_20_par_20_défaut1"><text:span text:style-name="T13">Samy :</text:span></text:span><text:span text:style-name="Police_20_par_20_défaut1"><text:span text:style-name="T5"> Ça n’a aucun sens.</text:span></text:span></text:p>
      <text:p text:style-name="P6"/>
      <text:p text:style-name="P1"><text:span text:style-name="Police_20_par_20_défaut1"><text:span text:style-name="T13">Ivan :</text:span></text:span><text:span text:style-name="Police_20_par_20_défaut1"><text:span text:style-name="T5"> J’avoue on s’en tape ! Quel rapport avec Léopold ?</text:span></text:span></text:p>
      <text:p text:style-name="P6"/>
      <text:p text:style-name="P1"><text:span text:style-name="Police_20_par_20_défaut1"><text:span text:style-name="T13">Yann :</text:span></text:span><text:span text:style-name="Police_20_par_20_défaut1"><text:span text:style-name="T5"> Vous n’avez toujours pas compris ? Léopold est l’empereur du Sophisme. S’il a été rappelé, c’est qu’une grande guerre se prépare.</text:span></text:span></text:p>
      <text:p text:style-name="P6"/>
      <text:p text:style-name="P1"><text:span text:style-name="Police_20_par_20_défaut1"><text:span text:style-name="T13">Ivan :</text:span></text:span><text:span text:style-name="Police_20_par_20_défaut1"><text:span text:style-name="T5"> Mais pourquoi on nous a rien dit ? Tout le monde a l’air au courant, et nous on est mis à l’écart !</text:span></text:span></text:p>
      <text:p text:style-name="P6"/>
      <text:p text:style-name="P1"><text:span text:style-name="Police_20_par_20_défaut1"><text:span text:style-name="T13">Yann :</text:span></text:span><text:span text:style-name="Police_20_par_20_défaut1"><text:span text:style-name="T5"> C’est tout simplement pour te protéger Ivan. Et tu n’avais rien remarqué ? A ton avis, pourquoi il n’arrêtait pas de crier « SOPHIE » ? Mais maintenant que tu sais tout, tu vas devoir choisir un camp, et nous connaissons tous ton goût prononcé pour le furry…</text:span></text:span></text:p>
      <text:p text:style-name="P6"/>
      <text:p text:style-name="P1"><text:span text:style-name="Police_20_par_20_défaut1"><text:span text:style-name="T13">Ivan :</text:span></text:span><text:span text:style-name="Police_20_par_20_défaut1"><text:span text:style-name="T5"> </text:span></text:span><text:span text:style-name="Police_20_par_20_défaut1"><text:span text:style-name="T8">Hey !</text:span></text:span></text:p>
      <text:p text:style-name="P6"/>
      <text:p text:style-name="P1"><text:span text:style-name="Police_20_par_20_défaut1"><text:span text:style-name="T13">Yann :</text:span></text:span><text:span text:style-name="Police_20_par_20_défaut1"><text:span text:style-name="T5"> Or, Léopold ne pouvait pas se résilier à se battre contre toi. Il a donc préféré te laisser dans l’ignorance.</text:span></text:span></text:p>
      <text:p text:style-name="P6"/>
      <text:p text:style-name="P6">Ivan était troublé. Léopold aurait fait tout ça uniquement pour le protéger ? Juste parce qu’ils étaient amis ? Pourtant, il en avait plein d’autres, des amis ; alors pourquoi tenter de le protéger lui, peu importe l’énergie qu’il y mettait ?</text:p>
      <text:p text:style-name="P6"/>
      <text:p text:style-name="P1"><text:span text:style-name="Police_20_par_20_défaut1"><text:span text:style-name="T13">Samy :</text:span></text:span><text:span text:style-name="Police_20_par_20_défaut1"><text:span text:style-name="T5"> Attends une minute, pourquoi on m’a rien dit à moi non plus ?</text:span></text:span></text:p>
      <text:p text:style-name="P6"/>
      <text:p text:style-name="P1"><text:span text:style-name="Police_20_par_20_défaut1"><text:span text:style-name="T13">Yann :</text:span></text:span><text:span text:style-name="Police_20_par_20_défaut1"><text:span text:style-name="T5"> Parce qu’au mieux tu n’aurais rien compris, et au pire tu lui aurais tout dit. On n’a pas voulu prendre de risque.</text:span></text:span></text:p>
      <text:p text:style-name="P6"/>
      <text:p text:style-name="P1"><text:span text:style-name="Police_20_par_20_défaut1"><text:span text:style-name="T13">Samy :</text:span></text:span><text:span text:style-name="Police_20_par_20_défaut1"><text:span text:style-name="T5"> J’ai comme l’impression d’être pris pour un con…</text:span></text:span></text:p>
      <text:p text:style-name="P6"/>
      <text:p text:style-name="P6">Il ne put s’empêcher de repenser à Ambra. Elle lui a donné des informations pour le guider, malgré les interdictions. Pourquoi a-t-elle pris de tels risques, sachant que Léopold n’est pas en danger ?</text:p>
      <text:p text:style-name="P6"/>
      <text:p text:style-name="P1"><text:soft-page-break/><text:span text:style-name="Police_20_par_20_défaut1"><text:span text:style-name="T13">Ivan :</text:span></text:span><text:span text:style-name="Police_20_par_20_défaut1"><text:span text:style-name="T5"> Bon peu importe, je dois parler à Léopold ! Est-ce qu’il y a un QG du Sophisme, ou un truc dans le genre ?</text:span></text:span></text:p>
      <text:p text:style-name="P6"/>
      <text:p text:style-name="P1"><text:span text:style-name="Police_20_par_20_défaut1"><text:span text:style-name="T13">Yann :</text:span></text:span><text:span text:style-name="Police_20_par_20_défaut1"><text:span text:style-name="T5"> Oui, et sache que malgré tout, Léopold te l’a toujours indiqué…</text:span></text:span></text:p>
      <text:p text:style-name="P6"/>
      <text:p text:style-name="P1"><text:span text:style-name="Police_20_par_20_défaut1"><text:span text:style-name="T13">Ivan :</text:span></text:span><text:span text:style-name="Police_20_par_20_défaut1"><text:span text:style-name="T5"> Ah bon ?!</text:span></text:span></text:p>
      <text:p text:style-name="P6"/>
      <text:p text:style-name="P1"><text:span text:style-name="Police_20_par_20_défaut1"><text:span text:style-name="T13">Yann :</text:span></text:span><text:span text:style-name="Police_20_par_20_défaut1"><text:span text:style-name="T5"> Souviens toi… Le Sophisme trouve ses racines dans…</text:span></text:span></text:p>
      <text:p text:style-name="P6"/>
      <text:p text:style-name="P1"><text:span text:style-name="Police_20_par_20_défaut1"><text:span text:style-name="T13">Ivan :</text:span></text:span><text:span text:style-name="Police_20_par_20_défaut1"><text:span text:style-name="T5"> </text:span></text:span><text:span text:style-name="Police_20_par_20_défaut1"><text:span text:style-name="T8">L’aviation ! Mondialisation !</text:span></text:span></text:p>
      <text:p text:style-name="P6"/>
      <text:p text:style-name="P6">Pour la première fois, Ivan trouva la réponse qu’il cherchait avant Samy.</text:p>
      <text:p text:style-name="P6"/>
      <text:p text:style-name="P1"><text:span text:style-name="Police_20_par_20_défaut1"><text:span text:style-name="T13">Ivan :</text:span></text:span><text:span text:style-name="Police_20_par_20_défaut1"><text:span text:style-name="T5"> Samy ! Où est le pôle de mondialisation en rapport avec l’aviation le plus proche ?</text:span></text:span></text:p>
      <text:p text:style-name="P6"/>
      <text:p text:style-name="P1"><text:span text:style-name="Police_20_par_20_défaut1"><text:span text:style-name="T13">Samy :</text:span></text:span><text:span text:style-name="Police_20_par_20_défaut1"><text:span text:style-name="T5"> Heu… L’aéroport Charles De Gaulle probablement.</text:span></text:span></text:p>
      <text:p text:style-name="P6"/>
      <text:p text:style-name="P1"><text:span text:style-name="Police_20_par_20_défaut1"><text:span text:style-name="T13">Ivan :</text:span></text:span><text:span text:style-name="Police_20_par_20_défaut1"><text:span text:style-name="T5"> Ok ! C’est parti !</text:span></text:span></text:p>
      <text:p text:style-name="P6"/>
      <text:p text:style-name="P1"><text:span text:style-name="Police_20_par_20_défaut1"><text:span text:style-name="T13">Yann :</text:span></text:span><text:span text:style-name="Police_20_par_20_défaut1"><text:span text:style-name="T5"> Hé ! 2 minutes ! Déjà vous alliez oublier votre gamine, et ensuite, Samy, j’ai une petite surprise pour toi !</text:span></text:span></text:p>
      <text:p text:style-name="P6"/>
      <text:p text:style-name="P6">Ils sortirent de la maison, pour atteindre le garage. À l’intérieur se trouvait une magnifique Toyota i-Road toute neuve.</text:p>
      <text:p text:style-name="P6"/>
      <text:p text:style-name="P1"><text:span text:style-name="Police_20_par_20_défaut1"><text:span text:style-name="T13">Yann :</text:span></text:span><text:span text:style-name="Police_20_par_20_défaut1"><text:span text:style-name="T5"> Elle devait être à mon frère mais il est mort lol.</text:span></text:span></text:p>
      <text:p text:style-name="P6"/>
      <text:p text:style-name="P6">Samy avait les larmes aux yeux, et bandait sec devant ce bijou de technologie.</text:p>
      <text:p text:style-name="P6"/>
      <text:p text:style-name="P1"><text:span text:style-name="Police_20_par_20_défaut1"><text:span text:style-name="T13">Samy :</text:span></text:span><text:span text:style-name="Police_20_par_20_défaut1"><text:span text:style-name="T5"> </text:span></text:span><text:span text:style-name="Police_20_par_20_défaut1"><text:span text:style-name="T14">Ci… Cimer chef !</text:span></text:span></text:p>
      <text:p text:style-name="P6"/>
      <text:p text:style-name="P1"><text:span text:style-name="Police_20_par_20_défaut1"><text:span text:style-name="T13">Ivan :</text:span></text:span><text:span text:style-name="Police_20_par_20_défaut1"><text:span text:style-name="T5"> Par contre, y’a pas la place pour Xydoé…</text:span></text:span></text:p>
      <text:p text:style-name="P6"/>
      <text:p text:style-name="P1"><text:span text:style-name="Police_20_par_20_défaut1"><text:span text:style-name="T13">Yann :</text:span></text:span><text:span text:style-name="Police_20_par_20_défaut1"><text:span text:style-name="T5"> Pas grave, elle va rester avec moi, elle risque rien ici. Allez-y, vous avez déjà perdu assez de temps.</text:span></text:span></text:p>
      <text:p text:style-name="P6"/>
      <text:p text:style-name="P1"><text:span text:style-name="Police_20_par_20_défaut1"><text:span text:style-name="T13">Samy :</text:span></text:span><text:span text:style-name="Police_20_par_20_défaut1"><text:span text:style-name="T14"> </text:span></text:span><text:span text:style-name="Police_20_par_20_défaut1"><text:span text:style-name="T8">Ok ! Squalala ! Nous sommes partis !</text:span></text:span></text:p>
      <text:p text:style-name="P10">Chapitre 5 : Le conseil</text:p>
      <text:p text:style-name="P6"/>
      <text:p text:style-name="P1"><text:span text:style-name="Police_20_par_20_défaut1"><text:span text:style-name="T13">Samy :</text:span></text:span><text:span text:style-name="Police_20_par_20_défaut1"><text:span text:style-name="T5"> C’est génial, cette sensation de vitesse !</text:span></text:span></text:p>
      <text:p text:style-name="P6"/>
      <text:p text:style-name="P1"><text:span text:style-name="Police_20_par_20_défaut1"><text:span text:style-name="T13">Ivan :</text:span></text:span><text:span text:style-name="Police_20_par_20_défaut1"><text:span text:style-name="T5"> On s’est déjà fait flasher 4 fois ! Arrête de rouler à 235 km/h !</text:span></text:span></text:p>
      <text:p text:style-name="P6"/>
      <text:p text:style-name="P1"><text:span text:style-name="Police_20_par_20_défaut1"><text:span text:style-name="T13">Samy :</text:span></text:span><text:span text:style-name="Police_20_par_20_défaut1"><text:span text:style-name="T5"> C’est pour arriver plus vite ! Tu veux retrouver Léopold oui ou non ?</text:span></text:span></text:p>
      <text:p text:style-name="P6"/>
      <text:p text:style-name="P1"><text:span text:style-name="Police_20_par_20_défaut1"><text:span text:style-name="T13">Ivan :</text:span></text:span><text:span text:style-name="Police_20_par_20_défaut1"><text:span text:style-name="T5"> On va pas le retrouver si on finit dans un camion !</text:span></text:span></text:p>
      <text:p text:style-name="P6"/>
      <text:p text:style-name="P1"><text:span text:style-name="Police_20_par_20_défaut1"><text:span text:style-name="T13">Samy :</text:span></text:span><text:span text:style-name="Police_20_par_20_défaut1"><text:span text:style-name="T5"> T’inquiètes je gère ! En plus on est quasiment arrivés !</text:span></text:span></text:p>
      <text:p text:style-name="P6"/>
      <text:p text:style-name="P6">L’imposante architecture de l’aéroport se dressait devant eux. Samy se gara, et ils entrèrent dans l’immense hall. Une douce musique de piano parvenait jusqu’à leurs oreilles, au milieu du vacarme.</text:p>
      <text:p text:style-name="P6"/>
      <text:p text:style-name="P1"><text:span text:style-name="Police_20_par_20_défaut1"><text:span text:style-name="T13">Ivan :</text:span></text:span><text:span text:style-name="Police_20_par_20_défaut1"><text:span text:style-name="T5"> Comment on va retrouver Léopold là-dedans ? C’est immense et remplit !</text:span></text:span></text:p>
      <text:p text:style-name="P6"/>
      <text:p text:style-name="P1"><text:span text:style-name="Police_20_par_20_défaut1"><text:span text:style-name="T13">Samy :</text:span></text:span><text:span text:style-name="Police_20_par_20_défaut1"><text:span text:style-name="T5"> Comme ton cul ?</text:span></text:span></text:p>
      <text:p text:style-name="P6"/>
      <text:p text:style-name="P1"><text:span text:style-name="Police_20_par_20_défaut1"><text:span text:style-name="T13">Ivan :</text:span></text:span><text:span text:style-name="Police_20_par_20_défaut1"><text:span text:style-name="T5"> Hein ?</text:span></text:span></text:p>
      <text:p text:style-name="P6"/>
      <text:p text:style-name="P1"><text:span text:style-name="Police_20_par_20_défaut1"><text:span text:style-name="T13">Samy :</text:span></text:span><text:span text:style-name="Police_20_par_20_défaut1"><text:span text:style-name="T5"> Laisse tomber…</text:span></text:span></text:p>
      <text:p text:style-name="P6"/>
      <text:p text:style-name="P6">Après cet échec de blague, ils avancèrent dans le but de trouver un membre du personnel capable de les renseigner. Si Léopold avait un bureau ici, il était forcément nommé quelque part.</text:p>
      <text:p text:style-name="P6"/>
      <text:p text:style-name="P1"><text:span text:style-name="Police_20_par_20_défaut1"><text:span text:style-name="T13">Ivan :</text:span></text:span><text:span text:style-name="Police_20_par_20_défaut1"><text:span text:style-name="T5"> Eh Samy !</text:span></text:span></text:p>
      <text:p text:style-name="P6"/>
      <text:p text:style-name="P1"><text:span text:style-name="Police_20_par_20_défaut1"><text:span text:style-name="T13">Samy :</text:span></text:span><text:span text:style-name="Police_20_par_20_défaut1"><text:span text:style-name="T5"> Yep ?</text:span></text:span></text:p>
      <text:p text:style-name="P6"/>
      <text:p text:style-name="P1"><text:span text:style-name="Police_20_par_20_défaut1"><text:span text:style-name="T13">Ivan :</text:span></text:span><text:span text:style-name="Police_20_par_20_défaut1"><text:span text:style-name="T5"> J’ai réfléchi à toute cette histoire, et du coup je me disais… On devrait choisir quel camp ?</text:span></text:span></text:p>
      <text:p text:style-name="P6"/>
      <text:p text:style-name="P1"><text:span text:style-name="Police_20_par_20_défaut1"><text:span text:style-name="T13">Samy :</text:span></text:span><text:span text:style-name="Police_20_par_20_défaut1"><text:span text:style-name="T5"> Bah le Sophisme évidemment ! Sérieux, la décadence de ceux qui se branlent sur du hentai… Et puis, tu vas pas trahir Léopold quand même ?</text:span></text:span></text:p>
      <text:p text:style-name="P6"/>
      <text:p text:style-name="P1"><text:span text:style-name="Police_20_par_20_défaut1"><text:span text:style-name="T13">Ivan :</text:span></text:span><text:span text:style-name="Police_20_par_20_défaut1"><text:span text:style-name="T5"> Bien sûr que non ! C’était juste pour savoir…</text:span></text:span></text:p>
      <text:p text:style-name="P6"/>
      <text:p text:style-name="P6">Au fond de lui pourtant, il savait qu’il rêvait de passer sa vie avec Ahri, mais ce n’était que des pulsions sexuelles… Rien ne pouvait remplacer son amour pour Léopold. Oui, il en était sûr maintenant : il était amoureux. La musique jouée par le piano changea. Elle le sortit de sa réflexion, il était sûr de l’avoir déjà entendu…</text:p>
      <text:p text:style-name="P6"/>
      <text:p text:style-name="P1"><text:span text:style-name="Police_20_par_20_défaut1"><text:span text:style-name="T13">Samy :</text:span></text:span><text:span text:style-name="Police_20_par_20_défaut1"><text:span text:style-name="T5"> Eh mais ça serait pas…</text:span></text:span></text:p>
      <text:p text:style-name="P6"/>
      <text:p text:style-name="P1"><text:span text:style-name="Police_20_par_20_défaut1"><text:span text:style-name="T13">Ivan :</text:span></text:span><text:span text:style-name="Police_20_par_20_défaut1"><text:span text:style-name="T5"> Romain ? Qu’est-ce que tu fais là ?</text:span></text:span></text:p>
      <text:p text:style-name="P6"/>
      <text:p text:style-name="P6">Romain leva les yeux du piano sans s’arrêter de jouer.</text:p>
      <text:p text:style-name="P6"/>
      <text:p text:style-name="P1"><text:soft-page-break/><text:span text:style-name="Police_20_par_20_défaut1"><text:span text:style-name="T13">Romain :</text:span></text:span><text:span text:style-name="Police_20_par_20_défaut1"><text:span text:style-name="T5"> Bah je devais faire un truc ici, donc j’en ai profité pour faire une petite pause et… Mais attendez… Qu’est-ce que vous vous faites ici ?</text:span></text:span></text:p>
      <text:p text:style-name="P6"/>
      <text:p text:style-name="P1"><text:span text:style-name="Police_20_par_20_défaut1"><text:span text:style-name="T13">Samy :</text:span></text:span><text:span text:style-name="Police_20_par_20_défaut1"><text:span text:style-name="T5"> On se balade.</text:span></text:span></text:p>
      <text:p text:style-name="P6"/>
      <text:p text:style-name="P1"><text:span text:style-name="Police_20_par_20_défaut1"><text:span text:style-name="T13">Romain :</text:span></text:span><text:span text:style-name="Police_20_par_20_défaut1"><text:span text:style-name="T5"> Me prend pas pour un abruti. Vous n’avez rien à faire ici !</text:span></text:span></text:p>
      <text:p text:style-name="P6"/>
      <text:p text:style-name="P1"><text:span text:style-name="Police_20_par_20_défaut1"><text:span text:style-name="T13">Samy :</text:span></text:span><text:span text:style-name="Police_20_par_20_défaut1"><text:span text:style-name="T5"> Et pourquoi ça ?</text:span></text:span></text:p>
      <text:p text:style-name="P6"/>
      <text:p text:style-name="P1"><text:span text:style-name="Police_20_par_20_défaut1"><text:span text:style-name="T13">Romain :</text:span></text:span><text:span text:style-name="Police_20_par_20_défaut1"><text:span text:style-name="T5"> Parce que vu ce qui arrive, vous allez passer un sale quart d’heure…</text:span></text:span></text:p>
      <text:p text:style-name="P6"/>
      <text:p text:style-name="P1"><text:span text:style-name="Police_20_par_20_défaut1"><text:span text:style-name="T13">Samy :</text:span></text:span><text:span text:style-name="Police_20_par_20_défaut1"><text:span text:style-name="T5"> Ah ! Donc tu sais des choses ! Maintenant tu vas nous d…</text:span></text:span></text:p>
      <text:p text:style-name="P6"/>
      <text:p text:style-name="P1"><text:span text:style-name="Police_20_par_20_défaut1"><text:span text:style-name="T13">Camille :</text:span></text:span><text:span text:style-name="Police_20_par_20_défaut1"><text:span text:style-name="T5"> </text:span></text:span><text:span text:style-name="Police_20_par_20_défaut1"><text:span text:style-name="T8">Comme on se retrouve !</text:span></text:span></text:p>
      <text:p text:style-name="P6"/>
      <text:p text:style-name="P1"><text:span text:style-name="Police_20_par_20_défaut1"><text:span text:style-name="T13">Ivan :</text:span></text:span><text:span text:style-name="Police_20_par_20_défaut1"><text:span text:style-name="T5"> Et merde !</text:span></text:span></text:p>
      <text:p text:style-name="P6"/>
      <text:p text:style-name="P1"><text:span text:style-name="Police_20_par_20_défaut1"><text:span text:style-name="T13">Romain :</text:span></text:span><text:span text:style-name="Police_20_par_20_défaut1"><text:span text:style-name="T5"> Je vous aurais prévenu.</text:span></text:span></text:p>
      <text:p text:style-name="P6"/>
      <text:p text:style-name="P1"><text:span text:style-name="Police_20_par_20_défaut1"><text:span text:style-name="T13">Camille :</text:span></text:span><text:span text:style-name="Police_20_par_20_défaut1"><text:span text:style-name="T5"> Qu’est-ce que vous faites ici ?</text:span></text:span></text:p>
      <text:p text:style-name="P6"/>
      <text:p text:style-name="P1"><text:span text:style-name="Police_20_par_20_défaut1"><text:span text:style-name="T13">Samy :</text:span></text:span><text:span text:style-name="Police_20_par_20_défaut1"><text:span text:style-name="T5"> Quoi ? Tu aussi tu…</text:span></text:span></text:p>
      <text:p text:style-name="P6"/>
      <text:p text:style-name="P1"><text:span text:style-name="Police_20_par_20_défaut1"><text:span text:style-name="T13">Camille :</text:span></text:span><text:span text:style-name="Police_20_par_20_défaut1"><text:span text:style-name="T5"> Exact ! Pour avoir les meilleures trajectoires possibles, je suis venu faire des tests avec des professionnels !</text:span></text:span></text:p>
      <text:p text:style-name="P6"/>
      <text:p text:style-name="P1"><text:span text:style-name="Police_20_par_20_défaut1"><text:span text:style-name="T13">Samy :</text:span></text:span><text:span text:style-name="Police_20_par_20_défaut1"><text:span text:style-name="T5"> Ah… ok.</text:span></text:span></text:p>
      <text:p text:style-name="P6"/>
      <text:p text:style-name="P1"><text:span text:style-name="Police_20_par_20_défaut1"><text:span text:style-name="T13">Romain :</text:span></text:span><text:span text:style-name="Police_20_par_20_défaut1"><text:span text:style-name="T5"> Dis-donc Camille, pourquoi tu ne nous montrerais pas tes supers talents de pianiste ?</text:span></text:span></text:p>
      <text:p text:style-name="P6"/>
      <text:p text:style-name="P1"><text:span text:style-name="Police_20_par_20_défaut1"><text:span text:style-name="T13">Camille :</text:span></text:span><text:span text:style-name="Police_20_par_20_défaut1"><text:span text:style-name="T5"> Enfin quelqu’un qui reconnais mon génie ici ! Je vais de ce pas vous jouer un petit air pas piqué des hannetons.</text:span></text:span></text:p>
      <text:p text:style-name="P6"/>
      <text:p text:style-name="P1"><text:span text:style-name="Police_20_par_20_défaut1"><text:span text:style-name="T13">Romain :</text:span></text:span><text:span text:style-name="Police_20_par_20_défaut1"><text:span text:style-name="T5"> Oui, oui tout à fait. Vas-y joue, nous on t’écoute !</text:span></text:span></text:p>
      <text:p text:style-name="P6"/>
      <text:p text:style-name="P1"><text:span text:style-name="Police_20_par_20_défaut1"><text:span text:style-name="T5">Camille commença à jouer </text:span></text:span><text:span text:style-name="Police_20_par_20_défaut1"><text:span text:style-name="T11">La Lettre à Élise</text:span></text:span><text:span text:style-name="Police_20_par_20_défaut1"><text:span text:style-name="T5">, quand Romain se tourna vers Ivan et Samy.</text:span></text:span></text:p>
      <text:p text:style-name="P6"/>
      <text:p text:style-name="P1"><text:span text:style-name="Police_20_par_20_défaut1"><text:span text:style-name="T13">Romain :</text:span></text:span><text:span text:style-name="Police_20_par_20_défaut1"><text:span text:style-name="T5"> </text:span></text:span><text:span text:style-name="Police_20_par_20_défaut1"><text:span text:style-name="T14">Vous deux, suivez-moi !</text:span></text:span></text:p>
      <text:p text:style-name="P6"/>
      <text:p text:style-name="P6">Ils partirent en direction d’un couloir sombre, qui descendait dans des profondeurs obscures.</text:p>
      <text:p text:style-name="P6"/>
      <text:p text:style-name="P1"><text:span text:style-name="Police_20_par_20_défaut1"><text:span text:style-name="T13">Romain :</text:span></text:span><text:span text:style-name="Police_20_par_20_défaut1"><text:span text:style-name="T5"> À partir de là, vous ne pourrez pas revenir en arrière. Vous ne m’avez jamais vu, compris ?</text:span></text:span></text:p>
      <text:p text:style-name="P6"/>
      <text:p text:style-name="P1"><text:span text:style-name="Police_20_par_20_défaut1"><text:span text:style-name="T13">Samy :</text:span></text:span><text:span text:style-name="Police_20_par_20_défaut1"><text:span text:style-name="T5"> Ok.</text:span></text:span></text:p>
      <text:p text:style-name="P6"/>
      <text:p text:style-name="P6">Ivan était plus déterminé que jamais. Il allait enfin pouvoir revoir Léopold. Il avait des questions, beaucoup de questions, mais il devait d’abord le retrouver. Il ne savait même pas comment il devait réagir. Est-ce qu’il devait lui en vouloir ? Ou bien être heureux de le revoir ? Après tout, il voulait le protéger…</text:p>
      <text:p text:style-name="P6"><text:soft-page-break/></text:p>
      <text:p text:style-name="P1"><text:span text:style-name="Police_20_par_20_défaut1"><text:span text:style-name="T13">Samy :</text:span></text:span><text:span text:style-name="Police_20_par_20_défaut1"><text:span text:style-name="T5"> À quoi tu penses ?</text:span></text:span></text:p>
      <text:p text:style-name="P6"/>
      <text:p text:style-name="P1"><text:span text:style-name="Police_20_par_20_défaut1"><text:span text:style-name="T13">Ivan :</text:span></text:span><text:span text:style-name="Police_20_par_20_défaut1"><text:span text:style-name="T5"> Hein ? À rien pourquoi ?</text:span></text:span></text:p>
      <text:p text:style-name="P6"/>
      <text:p text:style-name="P1"><text:span text:style-name="Police_20_par_20_défaut1"><text:span text:style-name="T13">Samy :</text:span></text:span><text:span text:style-name="Police_20_par_20_défaut1"><text:span text:style-name="T5"> Parce que tu dis rien depuis tout à l’heure.</text:span></text:span></text:p>
      <text:p text:style-name="P6"/>
      <text:p text:style-name="P1"><text:span text:style-name="Police_20_par_20_défaut1"><text:span text:style-name="T13">??? :</text:span></text:span><text:span text:style-name="Police_20_par_20_défaut1"><text:span text:style-name="T5"> Vous faites un pas de plus je vous casse en deux !</text:span></text:span></text:p>
      <text:p text:style-name="P6"/>
      <text:p text:style-name="P1"><text:span text:style-name="Police_20_par_20_défaut1"><text:span text:style-name="T13">Samy :</text:span></text:span><text:span text:style-name="Police_20_par_20_défaut1"><text:span text:style-name="T5"> Eh oh on se calme ! On vient voir quelqu’un.</text:span></text:span></text:p>
      <text:p text:style-name="P6"/>
      <text:p text:style-name="P1"><text:span text:style-name="Police_20_par_20_défaut1"><text:span text:style-name="T13">??? :</text:span></text:span><text:span text:style-name="Police_20_par_20_défaut1"><text:span text:style-name="T5"> Justement : c’est un contrôle de sécurité. Citez-moi trois actrices porno.</text:span></text:span></text:p>
      <text:p text:style-name="P6"/>
      <text:p text:style-name="P1"><text:span text:style-name="Police_20_par_20_défaut1"><text:span text:style-name="T13">Samy :</text:span></text:span><text:span text:style-name="Police_20_par_20_défaut1"><text:span text:style-name="T5"> Facile ! Faye Reagan, Justine Joli…</text:span></text:span></text:p>
      <text:p text:style-name="P6"/>
      <text:p text:style-name="P1"><text:span text:style-name="Police_20_par_20_défaut1"><text:span text:style-name="T13">Ivan :</text:span></text:span><text:span text:style-name="Police_20_par_20_défaut1"><text:span text:style-name="T5"> Akiho Yoshizawa !</text:span></text:span></text:p>
      <text:p text:style-name="P6"/>
      <text:p text:style-name="P1"><text:span text:style-name="Police_20_par_20_défaut1"><text:span text:style-name="T13">??? :</text:span></text:span><text:span text:style-name="Police_20_par_20_défaut1"><text:span text:style-name="T5"> Euh… ok on va dire que c’est bon. Approchez-vous.</text:span></text:span></text:p>
      <text:p text:style-name="P6"/>
      <text:p text:style-name="P6">Une vive lumière s’alluma.</text:p>
      <text:p text:style-name="P6"/>
      <text:p text:style-name="P1"><text:span text:style-name="Police_20_par_20_défaut1"><text:span text:style-name="T13">Ivan :</text:span></text:span><text:span text:style-name="Police_20_par_20_défaut1"><text:span text:style-name="T5"> Aden ??</text:span></text:span></text:p>
      <text:p text:style-name="P6"/>
      <text:p text:style-name="P1"><text:span text:style-name="Police_20_par_20_défaut1"><text:span text:style-name="T13">Aden :</text:span></text:span><text:span text:style-name="Police_20_par_20_défaut1"><text:span text:style-name="T5"> Eh bah qu’est-ce que vous faites là tous les deux ?</text:span></text:span></text:p>
      <text:p text:style-name="P6"/>
      <text:p text:style-name="P1"><text:span text:style-name="Police_20_par_20_défaut1"><text:span text:style-name="T13">Samy :</text:span></text:span><text:span text:style-name="Police_20_par_20_défaut1"><text:span text:style-name="T5"> Toi qu’est-ce tu fais là ? C’est quoi cet aéroport où on croise la moitié du lycée ?</text:span></text:span></text:p>
      <text:p text:style-name="P6"/>
      <text:p text:style-name="P1"><text:span text:style-name="Police_20_par_20_défaut1"><text:span text:style-name="T13">Aden :</text:span></text:span><text:span text:style-name="Police_20_par_20_défaut1"><text:span text:style-name="T5"> T’inquiètes pas je monte juste la garde. Si quelqu’un essaie de passer, je le tue, et je l’envoie à la morgue.</text:span></text:span></text:p>
      <text:p text:style-name="P6"/>
      <text:p text:style-name="P1"><text:span text:style-name="Police_20_par_20_défaut1"><text:span text:style-name="T13">Samy :</text:span></text:span><text:span text:style-name="Police_20_par_20_défaut1"><text:span text:style-name="T5"> Ah ouais… cool… je suppose...</text:span></text:span></text:p>
      <text:p text:style-name="P6"/>
      <text:p text:style-name="P1"><text:span text:style-name="Police_20_par_20_défaut1"><text:span text:style-name="T13">Ivan :</text:span></text:span><text:span text:style-name="Police_20_par_20_défaut1"><text:span text:style-name="T5"> On peut passer du coup ?</text:span></text:span></text:p>
      <text:p text:style-name="P6"/>
      <text:p text:style-name="P1"><text:span text:style-name="Police_20_par_20_défaut1"><text:span text:style-name="T13">Aden :</text:span></text:span><text:span text:style-name="Police_20_par_20_défaut1"><text:span text:style-name="T5"> Bien sûr allez-y.</text:span></text:span></text:p>
      <text:p text:style-name="P6"/>
      <text:p text:style-name="P6">Ils arrivèrent dans une salle ronde, éclairée par de multiples écrans. Certains étaient des caméras de surveillances, d’autres montraient des graphiques. Une table était posée au milieu de la salle. Les yeux d’Ivan s’écarquillèrent lorsqu’il aperçut en bout de table…</text:p>
      <text:p text:style-name="P6"/>
      <text:p text:style-name="P1"><text:span text:style-name="Police_20_par_20_défaut1"><text:span text:style-name="T13">Ivan :</text:span></text:span><text:span text:style-name="Police_20_par_20_défaut1"><text:span text:style-name="T5"> Léopold !</text:span></text:span></text:p>
      <text:p text:style-name="P6"/>
      <text:p text:style-name="P1"><text:span text:style-name="Police_20_par_20_défaut1"><text:span text:style-name="T13">Léopold :</text:span></text:span><text:span text:style-name="Police_20_par_20_défaut1"><text:span text:style-name="T5"> Ivan ? Mais qu’es que tu f… Non attend je sais. Tu es venu me chercher hein ?</text:span></text:span></text:p>
      <text:p text:style-name="P6"/>
      <text:p text:style-name="P1"><text:span text:style-name="Police_20_par_20_défaut1"><text:span text:style-name="T13">Ivan :</text:span></text:span><text:span text:style-name="Police_20_par_20_défaut1"><text:span text:style-name="T5"> Bah ouais mec ! Tu te barres comme ça au milieu de la journée !</text:span></text:span></text:p>
      <text:p text:style-name="P6"/>
      <text:p text:style-name="P1"><text:span text:style-name="Police_20_par_20_défaut1"><text:span text:style-name="T13">Léopold :</text:span></text:span><text:span text:style-name="Police_20_par_20_défaut1"><text:span text:style-name="T5"> Et tu as fait tout ce chemin pour moi ?</text:span></text:span></text:p>
      <text:p text:style-name="P6"/>
      <text:p text:style-name="P1"><text:span text:style-name="Police_20_par_20_défaut1"><text:span text:style-name="T13">Ivan :</text:span></text:span><text:span text:style-name="Police_20_par_20_défaut1"><text:span text:style-name="T5"> Évidement ! Tu sais très bien que je ne te laisserai jamais disparaître comme ça !</text:span></text:span></text:p>
      <text:p text:style-name="P6"/>
      <text:p text:style-name="P1"><text:span text:style-name="Police_20_par_20_défaut1"><text:span text:style-name="T13">Léopold :</text:span></text:span><text:span text:style-name="Police_20_par_20_défaut1"><text:span text:style-name="T5"> Du coup j’imagine qu’on t’a tout raconté ?</text:span></text:span></text:p>
      <text:p text:style-name="P6"/>
      <text:p text:style-name="P1"><text:soft-page-break/><text:span text:style-name="Police_20_par_20_défaut1"><text:span text:style-name="T13">Ivan :</text:span></text:span><text:span text:style-name="Police_20_par_20_défaut1"><text:span text:style-name="T5"> Oui, Yann m’a expliqué.</text:span></text:span></text:p>
      <text:p text:style-name="P6"/>
      <text:p text:style-name="P1"><text:span text:style-name="Police_20_par_20_défaut1"><text:span text:style-name="T13">Léopold :</text:span></text:span><text:span text:style-name="Police_20_par_20_défaut1"><text:span text:style-name="T5"> Je savais que j’aurais dû me méfier de ce type… Il est beaucoup trop calme pour être honnête. Bien, maintenant que tu es là, laisse-moi te présenter l’ensemble du gouvernement. Ici, voici notre informaticien...</text:span></text:span></text:p>
      <text:p text:style-name="P6"/>
      <text:p text:style-name="P1"><text:span text:style-name="Police_20_par_20_défaut1"><text:span text:style-name="T13">Sofiane :</text:span></text:span><text:span text:style-name="Police_20_par_20_défaut1"><text:span text:style-name="T5"> Wesh.</text:span></text:span></text:p>
      <text:p text:style-name="P6"/>
      <text:p text:style-name="P1"><text:span text:style-name="Police_20_par_20_défaut1"><text:span text:style-name="T13">Léopold :</text:span></text:span><text:span text:style-name="Police_20_par_20_défaut1"><text:span text:style-name="T5"> C’est aussi un très bon ingénieur ! Notre espion…</text:span></text:span></text:p>
      <text:p text:style-name="P6"/>
      <text:p text:style-name="P1"><text:span text:style-name="Police_20_par_20_défaut1"><text:span text:style-name="T13">Augustin :</text:span></text:span><text:span text:style-name="Police_20_par_20_défaut1"><text:span text:style-name="T5"> Yo.</text:span></text:span></text:p>
      <text:p text:style-name="P6"/>
      <text:p text:style-name="P1"><text:span text:style-name="Police_20_par_20_défaut1"><text:span text:style-name="T13">Léopold :</text:span></text:span><text:span text:style-name="Police_20_par_20_défaut1"><text:span text:style-name="T5"> C’est normal si il a l’air d’un abruti, mais ne vous y fiez pas ! Il a 18 à chaque contrôle de SI ! Et enfin… Celui qui unit nos partisans :</text:span></text:span></text:p>
      <text:p text:style-name="P6"/>
      <text:p text:style-name="P1"><text:span text:style-name="Police_20_par_20_défaut1"><text:span text:style-name="T13">Antoine :</text:span></text:span><text:span text:style-name="Police_20_par_20_défaut1"><text:span text:style-name="T5"> Salut.</text:span></text:span></text:p>
      <text:p text:style-name="P6"/>
      <text:p text:style-name="P1"><text:span text:style-name="Police_20_par_20_défaut1"><text:span text:style-name="T13">Léopold :</text:span></text:span><text:span text:style-name="Police_20_par_20_défaut1"><text:span text:style-name="T5"> Sa voix douce sert de repère à tous ceux qui ont rejoint notre noble cause. Bien. Maintenant que les présentations sont faites, nous allons pouvoir…</text:span></text:span></text:p>
      <text:p text:style-name="P6"/>
      <text:p text:style-name="P1"><text:span text:style-name="Police_20_par_20_défaut1"><text:span text:style-name="T13">Ivan : </text:span></text:span><text:span text:style-name="Police_20_par_20_défaut1"><text:span text:style-name="T5">Attends !</text:span></text:span></text:p>
      <text:p text:style-name="P6"/>
      <text:p text:style-name="P1"><text:span text:style-name="Police_20_par_20_défaut1"><text:span text:style-name="T13">Léopold :</text:span></text:span><text:span text:style-name="Police_20_par_20_défaut1"><text:span text:style-name="T5"> Quoi ?</text:span></text:span></text:p>
      <text:p text:style-name="P6"/>
      <text:p text:style-name="P1"><text:span text:style-name="Police_20_par_20_défaut1"><text:span text:style-name="T13">Ivan :</text:span></text:span><text:span text:style-name="Police_20_par_20_défaut1"><text:span text:style-name="T5"> Comment ça « quoi » ? C’est tout ? Tu te barres, je passe une journée entière à te retrouver, et c’est tout ? Je me fiche pas mal de tes histoires de complots anti hentai, tu m’as manqué Léopold !</text:span></text:span></text:p>
      <text:p text:style-name="P6"/>
      <text:p text:style-name="P1"><text:span text:style-name="Police_20_par_20_défaut1"><text:span text:style-name="T13">Léopold :</text:span></text:span><text:span text:style-name="Police_20_par_20_défaut1"><text:span text:style-name="T5"> Ivan je…</text:span></text:span></text:p>
      <text:p text:style-name="P6"/>
      <text:p text:style-name="P1"><text:span text:style-name="Police_20_par_20_défaut1"><text:span text:style-name="T13">Ivan :</text:span></text:span><text:span text:style-name="Police_20_par_20_défaut1"><text:span text:style-name="T5"> Ne dit rien ! Je n’ai pas fini ! Tu n’as aucune idée de ce qu’on a traversé pour venir te voir ! On est allé chez des gens, on a appris plein de choses sur beaucoup de personnes, et on a même sauvé une gamine qui était chez Matéo ! Et pendant tout ce temps, je n’ai… Je n’ai pas arrêté de penser à toi. Et pas juste parce que je voulais te revoir Léopold, mais parce que je… Je…</text:span></text:span></text:p>
      <text:p text:style-name="P6"/>
      <text:p text:style-name="P6">Les mots restèrent étranglés dans sa gorge. Il avait les larmes aux yeux, et ses poings serrés tremblaient légèrement. Léopold se rapprocha d’Ivan, et l’attrapa par les épaules.</text:p>
      <text:p text:style-name="P6"/>
      <text:p text:style-name="P1"><text:span text:style-name="Police_20_par_20_défaut1"><text:span text:style-name="T13">Léopold :</text:span></text:span><text:span text:style-name="Police_20_par_20_défaut1"><text:span text:style-name="T5"> Tu sais, vendredi, je n’ai pas eu le temps de finir ma phrase. Je voulais te dire que…</text:span></text:span></text:p>
      <text:p text:style-name="P6"/>
      <text:p text:style-name="P6">Leurs visages n’étaient qu’à quelques centimètres. Ils fixaient chacun les yeux de l’autre.</text:p>
      <text:p text:style-name="P6"/>
      <text:p text:style-name="P1"><text:span text:style-name="Police_20_par_20_défaut1"><text:span text:style-name="T13">Léopold :</text:span></text:span><text:span text:style-name="Police_20_par_20_défaut1"><text:span text:style-name="T5"> Ivan, je t…</text:span></text:span></text:p>
      <text:p text:style-name="P6"/>
      <text:p text:style-name="P1"><text:span text:style-name="Police_20_par_20_défaut1"><text:span text:style-name="T13">Aden :</text:span></text:span><text:span text:style-name="Police_20_par_20_défaut1"><text:span text:style-name="T5"> Chef ! Chef ! On subit une attaque ! Une énorme créature attaque l’aéroport !</text:span></text:span></text:p>
      <text:p text:style-name="P6"/>
      <text:p text:style-name="P6">Léopold se sépara rapidement d’Ivan, et réajusta son képi.</text:p>
      <text:p text:style-name="P6"/>
      <text:p text:style-name="P1"><text:span text:style-name="Police_20_par_20_défaut1"><text:span text:style-name="T13">Léopold :</text:span></text:span><text:span text:style-name="Police_20_par_20_défaut1"><text:span text:style-name="T5"> J’arrive. Antoine, Samy, et Aden avec moi, Sofiane tu restes là pour surveiller avec Augustin. Ivan, je reviens vite.</text:span></text:span></text:p>
      <text:p text:style-name="P6"><text:soft-page-break/></text:p>
      <text:p text:style-name="P6">Ils remontèrent à la surface, et virent la panique des voyageurs qui criaient et couraient dans tous les sens. Le hall avait un immense trou dans sa façade, par laquelle s’infiltrait un monstre énorme, recouvert de tentacules.</text:p>
      <text:p text:style-name="P6"/>
      <text:p text:style-name="P1"><text:span text:style-name="Police_20_par_20_défaut1"><text:span text:style-name="T9">Léopold :</text:span></text:span><text:span text:style-name="Police_20_par_20_défaut1"><text:span text:style-name="T8"> Oh putain... Ça va chier !</text:span></text:span></text:p>
      <text:p text:style-name="P10">Chapitre 6 : Reboot</text:p>
      <text:p text:style-name="P6"/>
      <text:p text:style-name="P1"><text:span text:style-name="Police_20_par_20_défaut1"><text:span text:style-name="T13">Samy :</text:span></text:span><text:span text:style-name="Police_20_par_20_défaut1"><text:span text:style-name="T5"> Mais qu’est-ce que c’est que cette merde ?!</text:span></text:span></text:p>
      <text:p text:style-name="P6"/>
      <text:p text:style-name="P6">Une créature ressemblant à une immense tortue pénétrait l’aéroport. Elle faisait presque 20 mètres de haut, mais ce qui était encore plus terrifiant, c’était sa tête, ressemblant à un amas de tentacules, avec un œil géant au centre. Sur la carapace du monstre, était accroché un grand trône dans lequel était assis un homme portant une grande cape noire. Soudain, la créature s’arrêta, et plusieurs personnes descendirent de son dos. Léopold, Samy, Antoine et Aden s’approchèrent.</text:p>
      <text:p text:style-name="P6"/>
      <text:p text:style-name="P1"><text:span text:style-name="Police_20_par_20_défaut1"><text:span text:style-name="T13">Léopold :</text:span></text:span><text:span text:style-name="Police_20_par_20_défaut1"><text:span text:style-name="T5"> J’aurais dû m’en douter… le chef d’Amlaetxhis : Ce fils de pute de Mathis !</text:span></text:span></text:p>
      <text:p text:style-name="P6"/>
      <text:p text:style-name="P1"><text:span text:style-name="Police_20_par_20_défaut1"><text:span text:style-name="T13">Mathis :</text:span></text:span><text:span text:style-name="Police_20_par_20_défaut1"><text:span text:style-name="T5"> Pour toi ça sera le docteur Friedmann ! Et oui, je suis là pour te remettre à ta place petite merde !</text:span></text:span></text:p>
      <text:p text:style-name="P6"/>
      <text:p text:style-name="P1"><text:span text:style-name="Police_20_par_20_défaut1"><text:span text:style-name="T13">Léopold :</text:span></text:span><text:span text:style-name="Police_20_par_20_défaut1"><text:span text:style-name="T5"> Je vois que tu as aussi ramené ton vide couille de compagnie !</text:span></text:span></text:p>
      <text:p text:style-name="P6"/>
      <text:p text:style-name="P1"><text:span text:style-name="Police_20_par_20_défaut1"><text:span text:style-name="T13">Alexis L :</text:span></text:span><text:span text:style-name="Police_20_par_20_défaut1"><text:span text:style-name="T5"> </text:span></text:span><text:span text:style-name="Police_20_par_20_défaut1"><text:span text:style-name="T14">C’est… c’est pas vrai…</text:span></text:span></text:p>
      <text:p text:style-name="P6"/>
      <text:p text:style-name="P1"><text:span text:style-name="Police_20_par_20_défaut1"><text:span text:style-name="T13">Samy :</text:span></text:span><text:span text:style-name="Police_20_par_20_défaut1"><text:span text:style-name="T5"> Je comprends maintenant pourquoi tu ne nous as pas aidé à le retrouver !</text:span></text:span></text:p>
      <text:p text:style-name="P6"/>
      <text:p text:style-name="P1"><text:span text:style-name="Police_20_par_20_défaut1"><text:span text:style-name="T13">Mathis :</text:span></text:span><text:span text:style-name="Police_20_par_20_défaut1"><text:span text:style-name="T5"> Si je suis là, c’est parce que beaucoup de choses vont changer…</text:span></text:span></text:p>
      <text:p text:style-name="P6"/>
      <text:p text:style-name="P1"><text:span text:style-name="Police_20_par_20_défaut1"><text:span text:style-name="T13">Léopold :</text:span></text:span><text:span text:style-name="Police_20_par_20_défaut1"><text:span text:style-name="T5"> Et t’as perdu ton téléphone ou t’avais juste envie d’exploser des façades ?</text:span></text:span></text:p>
      <text:p text:style-name="P6"/>
      <text:p text:style-name="P1"><text:span text:style-name="Police_20_par_20_défaut1"><text:span text:style-name="T13">Mathis :</text:span></text:span><text:span text:style-name="Police_20_par_20_défaut1"><text:span text:style-name="T5"> Les deux. Mais si je suis là, c’est pour une troisième raison. Tu vois, je suis plutôt sympa, je viens te prévenir de ta future destruction. Les gens vont de plus en plus se branler sur du hentai ! Homme comme femme ! Nous avons un pouvoir plus puissant que jamais et ni toi, ni tes sophistes de merde n’allez pouvoir arrêter ça !</text:span></text:span></text:p>
      <text:p text:style-name="P6"/>
      <text:p text:style-name="P1"><text:span text:style-name="Police_20_par_20_défaut1"><text:span text:style-name="T13">Léopold :</text:span></text:span><text:span text:style-name="Police_20_par_20_défaut1"><text:span text:style-name="T5"> Continue de vivre dans tes rêves ! Un jour, tu seras forcé de reconnaître que la réalité est essentielle.</text:span></text:span></text:p>
      <text:p text:style-name="P6"/>
      <text:p text:style-name="P1"><text:span text:style-name="Police_20_par_20_défaut1"><text:span text:style-name="T13">Mathis :</text:span></text:span><text:span text:style-name="Police_20_par_20_défaut1"><text:span text:style-name="T5"> Mais j’y compte bien… Tu vois, notre super espion</text:span></text:span></text:p>
      <text:p text:style-name="P6"/>
      <text:p text:style-name="P1"><text:span text:style-name="Police_20_par_20_défaut1"><text:span text:style-name="T13">Baptiste :</text:span></text:span><text:span text:style-name="Police_20_par_20_défaut1"><text:span text:style-name="T5"> Yo</text:span></text:span></text:p>
      <text:p text:style-name="P6"/>
      <text:p text:style-name="P1"><text:span text:style-name="Police_20_par_20_défaut1"><text:span text:style-name="T13">Mathis :</text:span></text:span><text:span text:style-name="Police_20_par_20_défaut1"><text:span text:style-name="T5"> Ta gueule putain ! Tu me coupes pas quand je parle pauvre merde ! En plus tu vas griller ta couverture ! Bon, bref. Notre espion disais-je, a trouvé un bon plan, et a racheté le brevet d’une invention incroyable ! On peut tous remercier Alan, de nous avoir cédé sa création pour seulement 2€ !</text:span></text:span></text:p>
      <text:p text:style-name="P6"/>
      <text:p text:style-name="P1"><text:span text:style-name="Police_20_par_20_défaut1"><text:span text:style-name="T13">Alexis L :</text:span></text:span><text:span text:style-name="Police_20_par_20_défaut1"><text:span text:style-name="T5"> Merci Alan !</text:span></text:span></text:p>
      <text:p text:style-name="P6"/>
      <text:p text:style-name="P1"><text:span text:style-name="Police_20_par_20_défaut1"><text:span text:style-name="T13">Baptiste :</text:span></text:span><text:span text:style-name="Police_20_par_20_défaut1"><text:span text:style-name="T5"> Merci Alan !</text:span></text:span></text:p>
      <text:p text:style-name="P6"/>
      <text:p text:style-name="P1"><text:span text:style-name="Police_20_par_20_défaut1"><text:span text:style-name="T13">Antoine :</text:span></text:span><text:span text:style-name="Police_20_par_20_défaut1"><text:span text:style-name="T5"> Merci Alan !</text:span></text:span></text:p>
      <text:p text:style-name="P6"/>
      <text:p text:style-name="P1"><text:span text:style-name="Police_20_par_20_défaut1"><text:span text:style-name="T13">Léopold :</text:span></text:span><text:span text:style-name="Police_20_par_20_défaut1"><text:span text:style-name="T5"> Merci Alan !</text:span></text:span></text:p>
      <text:p text:style-name="P6"/>
      <text:p text:style-name="P1"><text:span text:style-name="Police_20_par_20_défaut1"><text:span text:style-name="T13">Aden :</text:span></text:span><text:span text:style-name="Police_20_par_20_défaut1"><text:span text:style-name="T5"> Merci Alan !</text:span></text:span></text:p>
      <text:p text:style-name="P6"><text:soft-page-break/></text:p>
      <text:p text:style-name="P1"><text:span text:style-name="Police_20_par_20_défaut1"><text:span text:style-name="T13">L’auteur :</text:span></text:span><text:span text:style-name="Police_20_par_20_défaut1"><text:span text:style-name="T5"> Merci Alan !</text:span></text:span></text:p>
      <text:p text:style-name="P7"/>
      <text:p text:style-name="P1"><text:span text:style-name="Police_20_par_20_défaut1"><text:span text:style-name="T13">Samy :</text:span></text:span><text:span text:style-name="Police_20_par_20_défaut1"><text:span text:style-name="T5"> Vous êtes vraiment des enculés.</text:span></text:span></text:p>
      <text:p text:style-name="P6"/>
      <text:p text:style-name="P1"><text:span text:style-name="Police_20_par_20_défaut1"><text:span text:style-name="T13">Mathis :</text:span></text:span><text:span text:style-name="Police_20_par_20_défaut1"><text:span text:style-name="T5"> Bref, grâce à lui nous allons enfin pouvoir envahir le monde !</text:span></text:span></text:p>
      <text:p text:style-name="P6"/>
      <text:p text:style-name="P1"><text:span text:style-name="Police_20_par_20_défaut1"><text:span text:style-name="T13">Léopold :</text:span></text:span><text:span text:style-name="Police_20_par_20_défaut1"><text:span text:style-name="T5"> Et elle consiste en quoi cette invention ?</text:span></text:span></text:p>
      <text:p text:style-name="P6"/>
      <text:p text:style-name="P1"><text:span text:style-name="Police_20_par_20_défaut1"><text:span text:style-name="T13">Mathis :</text:span></text:span><text:span text:style-name="Police_20_par_20_défaut1"><text:span text:style-name="T5"> Je te l’ai déjà dit : à transformer nos rêves en réalité ! Admire cette créature ! Elle a été dessinée par notre fondateur, qui l’a baptisé le « Koyadamesateï ». Et bien à présent, elle est là ! Devant vous ! Et si vous voulez tout savoir… Elle vient détruire notre dernier obstacle !</text:span></text:span></text:p>
      <text:p text:style-name="P6"/>
      <text:p text:style-name="P1"><text:span text:style-name="Police_20_par_20_défaut1"><text:span text:style-name="T13">Léopold :</text:span></text:span><text:span text:style-name="Police_20_par_20_défaut1"><text:span text:style-name="T5"> Quel horreur… Mais une question : comment vous avez trouvé notre repaire ?</text:span></text:span></text:p>
      <text:p text:style-name="P6"/>
      <text:p text:style-name="P1"><text:span text:style-name="Police_20_par_20_défaut1"><text:span text:style-name="T13">Mathis :</text:span></text:span><text:span text:style-name="Police_20_par_20_défaut1"><text:span text:style-name="T5"> Grâce à cet abruti de Yann ! Il a gardé avec lui notre premier essai, que nous avons localisé. D’ailleurs, il a eu l’honneur d’être le premier à tester notre nouvelle créature…</text:span></text:span></text:p>
      <text:p text:style-name="P6"/>
      <text:p text:style-name="P1"><text:span text:style-name="Police_20_par_20_défaut1"><text:span text:style-name="T13">Léopold :</text:span></text:span><text:span text:style-name="Police_20_par_20_défaut1"><text:span text:style-name="T5"> Comment ça tester ?</text:span></text:span></text:p>
      <text:p text:style-name="P6"/>
      <text:p text:style-name="P1"><text:span text:style-name="Police_20_par_20_défaut1"><text:span text:style-name="T13">Mathis :</text:span></text:span><text:span text:style-name="Police_20_par_20_défaut1"><text:span text:style-name="T5"> Tu veux savoir ?</text:span></text:span></text:p>
      <text:p text:style-name="P6"/>
      <text:p text:style-name="P1"><text:span text:style-name="Police_20_par_20_défaut1"><text:span text:style-name="T13">Léopold :</text:span></text:span><text:span text:style-name="Police_20_par_20_défaut1"><text:span text:style-name="T5"> Bah oui.</text:span></text:span></text:p>
      <text:p text:style-name="P6"/>
      <text:p text:style-name="P1"><text:span text:style-name="Police_20_par_20_défaut1"><text:span text:style-name="T13">Mathis :</text:span></text:span><text:span text:style-name="Police_20_par_20_défaut1"><text:span text:style-name="T5"> Très bien. </text:span></text:span><text:span text:style-name="Police_20_par_20_défaut1"><text:span text:style-name="T8">À l’attaque !</text:span></text:span></text:p>
      <text:p text:style-name="P6"/>
      <text:p text:style-name="P6">Comme s’il avait compris, le Koyadamesateï se mis en marche, et baissa sa tête tentaculaire pour fixer Antoine. Celui-ci le fixait également, l’air déterminé, prêt à se battre. Malheureusement, son attention était portée sur son regard, et il ne put voir le tentacule qui lui agrippa fermement la jambe. Il n’eut à peine le temps d’être surpris, qu’il fut levé à plusieurs mètres du sol. Il sentit alors le bout d’un tentacule se glisser sous son T-shirt.</text:p>
      <text:p text:style-name="P6"/>
      <text:p text:style-name="P1"><text:span text:style-name="Police_20_par_20_défaut1"><text:span text:style-name="T13">Antoine :</text:span></text:span><text:span text:style-name="Police_20_par_20_défaut1"><text:span text:style-name="T5"> Eh ! Mais qu’est-ce que… AH ! Ça colle !</text:span></text:span></text:p>
      <text:p text:style-name="P6"/>
      <text:p text:style-name="P1"><text:span text:style-name="Police_20_par_20_défaut1"><text:span text:style-name="T13">Samy :</text:span></text:span><text:span text:style-name="Police_20_par_20_défaut1"><text:span text:style-name="T5"> Oh merde… Il va quand même pas…</text:span></text:span></text:p>
      <text:p text:style-name="P6"/>
      <text:p text:style-name="P1"><text:span text:style-name="Police_20_par_20_défaut1"><text:span text:style-name="T13">Antoine :</text:span></text:span><text:span text:style-name="Police_20_par_20_défaut1"><text:span text:style-name="T5"> </text:span></text:span><text:span text:style-name="Police_20_par_20_défaut1"><text:span text:style-name="T8">AH ! NOOON PAS ÇA ! AAAH ! Aaahh... aaa…</text:span></text:span></text:p>
      <text:p text:style-name="P6"/>
      <text:p text:style-name="P6">Un tentacule s’enroulait autour de sa taille, tandis qu’une autre faisait des vas-et-viens en passant par son pantalon.</text:p>
      <text:p text:style-name="P6"/>
      <text:p text:style-name="P1"><text:span text:style-name="Police_20_par_20_défaut1"><text:span text:style-name="T13">Léopold :</text:span></text:span><text:span text:style-name="Police_20_par_20_défaut1"><text:span text:style-name="T5"> Oh merde ! Fuyez ! On peut pas se battre contre ça !</text:span></text:span></text:p>
      <text:p text:style-name="P6"/>
      <text:p text:style-name="P1"><text:span text:style-name="Police_20_par_20_défaut1"><text:span text:style-name="T13">Mathis :</text:span></text:span><text:span text:style-name="Police_20_par_20_défaut1"><text:span text:style-name="T5"> MWAHAHA ! Tremblez devant la puissance du tentacule ! Vous serez bientôt tous obligés d’abandonner les films pornographiques, pour vous soumettre au hentai.</text:span></text:span></text:p>
      <text:p text:style-name="P6"/>
      <text:p text:style-name="P1"><text:span text:style-name="Police_20_par_20_défaut1"><text:span text:style-name="T13">Samy :</text:span></text:span><text:span text:style-name="Police_20_par_20_défaut1"><text:span text:style-name="T5"> Il va nous falloir du renfort ! Beaucoup de renfort !</text:span></text:span></text:p>
      <text:p text:style-name="P6"/>
      <text:p text:style-name="P1"><text:span text:style-name="Police_20_par_20_défaut1"><text:span text:style-name="T13">Léopold :</text:span></text:span><text:span text:style-name="Police_20_par_20_défaut1"><text:span text:style-name="T5"> Sofiane en a sûrement appelé… Mais il faut tenir jusqu’à leur arrivée !</text:span></text:span></text:p>
      <text:p text:style-name="P6"/>
      <text:p text:style-name="P1"><text:soft-page-break/><text:span text:style-name="Police_20_par_20_défaut1"><text:span text:style-name="T13">Aden :</text:span></text:span><text:span text:style-name="Police_20_par_20_défaut1"><text:span text:style-name="T5"> Faites diversion, je vais défoncer Mathis !</text:span></text:span></text:p>
      <text:p text:style-name="P6"/>
      <text:p text:style-name="P6">Le monstre utilisa plusieurs de ses tentacules pour tenter de les attraper, mais ils furent particulièrement agiles, et ils purent en éviter une majorité. Pourtant, au bout de plusieurs minutes, la fatigue les fit ralentir, et vint le moment où…</text:p>
      <text:p text:style-name="P6"/>
      <text:p text:style-name="P1"><text:span text:style-name="Police_20_par_20_défaut1"><text:span text:style-name="T13">Samy :</text:span></text:span><text:span text:style-name="Police_20_par_20_défaut1"><text:span text:style-name="T5"> Aaaah !</text:span></text:span></text:p>
      <text:p text:style-name="P6"/>
      <text:p text:style-name="P1"><text:span text:style-name="Police_20_par_20_défaut1"><text:span text:style-name="T13">Léopold :</text:span></text:span><text:span text:style-name="Police_20_par_20_défaut1"><text:span text:style-name="T5"> Samy ! J’arrive !</text:span></text:span></text:p>
      <text:p text:style-name="P6"/>
      <text:p text:style-name="P1"><text:span text:style-name="Police_20_par_20_défaut1"><text:span text:style-name="T13">Samy :</text:span></text:span><text:span text:style-name="Police_20_par_20_défaut1"><text:span text:style-name="T5"> Ah merde putain fait chier !</text:span></text:span></text:p>
      <text:p text:style-name="P6"/>
      <text:p text:style-name="P6">Un tentacule se faisait insistant auprès de son pantalon, et commençait s’infiltrer par une de ces extrémités.</text:p>
      <text:p text:style-name="P6"/>
      <text:p text:style-name="P3">PAN</text:p>
      <text:p text:style-name="P6"/>
      <text:p text:style-name="P6">Samy s’écrasa lourdement au sol.</text:p>
      <text:p text:style-name="P6"/>
      <text:p text:style-name="P1"><text:span text:style-name="Police_20_par_20_défaut1"><text:span text:style-name="T13">Samy :</text:span></text:span><text:span text:style-name="Police_20_par_20_défaut1"><text:span text:style-name="T5"> Aïe !</text:span></text:span></text:p>
      <text:p text:style-name="P6"/>
      <text:p text:style-name="P6">Le tentacule qui le tenait venait d’être arraché.</text:p>
      <text:p text:style-name="P6"/>
      <text:p text:style-name="P1"><text:span text:style-name="Police_20_par_20_défaut1"><text:span text:style-name="T13">Ambra :</text:span></text:span><text:span text:style-name="Police_20_par_20_défaut1"><text:span text:style-name="T5"> Eh bah alors Samy ? Je t’ai vu plus vif et plus rapide…</text:span></text:span></text:p>
      <text:p text:style-name="P6"/>
      <text:p text:style-name="P1"><text:span text:style-name="Police_20_par_20_défaut1"><text:span text:style-name="T13">Samy :</text:span></text:span><text:span text:style-name="Police_20_par_20_défaut1"><text:span text:style-name="T5"> T’es gentille, on n’en reparlera pas.</text:span></text:span></text:p>
      <text:p text:style-name="P6"/>
      <text:p text:style-name="P1"><text:span text:style-name="Police_20_par_20_défaut1"><text:span text:style-name="T13">Ambra :</text:span></text:span><text:span text:style-name="Police_20_par_20_défaut1"><text:span text:style-name="T5"> Euh… Je parlais de ta façon de conduire…</text:span></text:span></text:p>
      <text:p text:style-name="P6"/>
      <text:p text:style-name="P1"><text:span text:style-name="Police_20_par_20_défaut1"><text:span text:style-name="T13">Samy :</text:span></text:span><text:span text:style-name="Police_20_par_20_défaut1"><text:span text:style-name="T5"> AH ! Oui d’accord !</text:span></text:span></text:p>
      <text:p text:style-name="P6"/>
      <text:p text:style-name="P1"><text:span text:style-name="Police_20_par_20_défaut1"><text:span text:style-name="T13">Maëlle :</text:span></text:span><text:span text:style-name="Police_20_par_20_défaut1"><text:span text:style-name="T5"> Yo les gens, je viens aider.</text:span></text:span></text:p>
      <text:p text:style-name="P6"/>
      <text:p text:style-name="P1"><text:span text:style-name="Police_20_par_20_défaut1"><text:span text:style-name="T13">Ambra :</text:span></text:span><text:span text:style-name="Police_20_par_20_défaut1"><text:span text:style-name="T5"> Dommage, c’est déjà fini !</text:span></text:span></text:p>
      <text:p text:style-name="P6"/>
      <text:p text:style-name="P3">PAN</text:p>
      <text:p text:style-name="P6"/>
      <text:p text:style-name="P6">Ambra tira en plein dans l’œil du Koyadamesateï, qui s’effondra lourdement sur le sol. Aden réapparu, avec Mathis, Alexis et Baptiste.</text:p>
      <text:p text:style-name="P6"/>
      <text:p text:style-name="P1"><text:span text:style-name="Police_20_par_20_défaut1"><text:span text:style-name="T13">Aden :</text:span></text:span><text:span text:style-name="Police_20_par_20_défaut1"><text:span text:style-name="T5"> Ils ont essayé de s’enfuir, mais je les ai rattrapés ! Ah oui, et y avait Yann et une gamine attachée sur leur monstre.</text:span></text:span></text:p>
      <text:p text:style-name="P6"/>
      <text:p text:style-name="P6">Sofiane et augustin arrivèrent.</text:p>
      <text:p text:style-name="P6"/>
      <text:p text:style-name="P1"><text:span text:style-name="Police_20_par_20_défaut1"><text:span text:style-name="T13">Sofiane :</text:span></text:span><text:span text:style-name="Police_20_par_20_défaut1"><text:span text:style-name="T5"> On va vous défoncer les gars !</text:span></text:span></text:p>
      <text:p text:style-name="P6"/>
      <text:p text:style-name="P1"><text:span text:style-name="Police_20_par_20_défaut1"><text:span text:style-name="T13">Mathis :</text:span></text:span><text:span text:style-name="Police_20_par_20_défaut1"><text:span text:style-name="T5"> Vous pouvez nous tuer, mais vous n’arrêterez jamais le hentai ! Nous ne vivons que pour lui !</text:span></text:span></text:p>
      <text:p text:style-name="P6"/>
      <text:p text:style-name="P1"><text:span text:style-name="Police_20_par_20_défaut1"><text:span text:style-name="T13">Alexis L :</text:span></text:span><text:span text:style-name="Police_20_par_20_défaut1"><text:span text:style-name="T5"> </text:span></text:span><text:span text:style-name="Police_20_par_20_défaut1"><text:span text:style-name="T14">Ouais… mais pas trop en fait…</text:span></text:span></text:p>
      <text:p text:style-name="P6"/>
      <text:p text:style-name="P1"><text:soft-page-break/><text:span text:style-name="Police_20_par_20_défaut1"><text:span text:style-name="T13">Mathis :</text:span></text:span><text:span text:style-name="Police_20_par_20_défaut1"><text:span text:style-name="T5"> Quoi ??</text:span></text:span></text:p>
      <text:p text:style-name="P6"/>
      <text:p text:style-name="P1"><text:span text:style-name="Police_20_par_20_défaut1"><text:span text:style-name="T13">Alexis L :</text:span></text:span><text:span text:style-name="Police_20_par_20_défaut1"><text:span text:style-name="T5"> En vrai, je m’en fiche un peu moi… J’aime pas vraiment ça d’ailleurs, mais…</text:span></text:span></text:p>
      <text:p text:style-name="P6"/>
      <text:p text:style-name="P1"><text:span text:style-name="Police_20_par_20_défaut1"><text:span text:style-name="T13">Mathis :</text:span></text:span><text:span text:style-name="Police_20_par_20_défaut1"><text:span text:style-name="T5"> Mais ?</text:span></text:span></text:p>
      <text:p text:style-name="P6"/>
      <text:p text:style-name="P1"><text:span text:style-name="Police_20_par_20_défaut1"><text:span text:style-name="T13">Alexis L :</text:span></text:span><text:span text:style-name="Police_20_par_20_défaut1"><text:span text:style-name="T5"> </text:span></text:span><text:span text:style-name="Police_20_par_20_défaut1"><text:span text:style-name="T14">Mais je t’aime toi…</text:span></text:span></text:p>
      <text:p text:style-name="P6"/>
      <text:p text:style-name="P1"><text:span text:style-name="Police_20_par_20_défaut1"><text:span text:style-name="T13">Mathis :</text:span></text:span><text:span text:style-name="Police_20_par_20_défaut1"><text:span text:style-name="T5"> Depuis tout ce temps… Tu m’as suivi juste parce que tu m’aimais ?</text:span></text:span></text:p>
      <text:p text:style-name="P6"/>
      <text:p text:style-name="P1"><text:span text:style-name="Police_20_par_20_défaut1"><text:span text:style-name="T13">Alexis L :</text:span></text:span><text:span text:style-name="Police_20_par_20_défaut1"><text:span text:style-name="T5"> </text:span></text:span><text:span text:style-name="Police_20_par_20_défaut1"><text:span text:style-name="T14">Oui…</text:span></text:span></text:p>
      <text:p text:style-name="P6"/>
      <text:p text:style-name="P1"><text:span text:style-name="Police_20_par_20_défaut1"><text:span text:style-name="T13">Mathis :</text:span></text:span><text:span text:style-name="Police_20_par_20_défaut1"><text:span text:style-name="T5"> Eh bien sache que… Je t’aime aussi ! Je veux vivre avec toi putain !</text:span></text:span></text:p>
      <text:p text:style-name="P6"/>
      <text:p text:style-name="P1"><text:span text:style-name="Police_20_par_20_défaut1"><text:span text:style-name="T13">Samy :</text:span></text:span><text:span text:style-name="Police_20_par_20_défaut1"><text:span text:style-name="T5"> C’est vraiment n’importe quoi cette histoire !</text:span></text:span></text:p>
      <text:p text:style-name="P6"/>
      <text:p text:style-name="P1"><text:span text:style-name="Police_20_par_20_défaut1"><text:span text:style-name="T13">Yann :</text:span></text:span><text:span text:style-name="Police_20_par_20_défaut1"><text:span text:style-name="T5"> T’es jaloux ?</text:span></text:span></text:p>
      <text:p text:style-name="P6"/>
      <text:p text:style-name="P1"><text:span text:style-name="Police_20_par_20_défaut1"><text:span text:style-name="T13">Samy :</text:span></text:span><text:span text:style-name="Police_20_par_20_défaut1"><text:span text:style-name="T5"> Quoi ? Mais pas du tout !</text:span></text:span></text:p>
      <text:p text:style-name="P6"/>
      <text:p text:style-name="P1"><text:span text:style-name="Police_20_par_20_défaut1"><text:span text:style-name="T13">Yann :</text:span></text:span><text:span text:style-name="Police_20_par_20_défaut1"><text:span text:style-name="T5"> Parce que si tu veux, on pourrait…</text:span></text:span></text:p>
      <text:p text:style-name="P6"/>
      <text:p text:style-name="P1"><text:span text:style-name="Police_20_par_20_défaut1"><text:span text:style-name="T13">Samy :</text:span></text:span><text:span text:style-name="Police_20_par_20_défaut1"><text:span text:style-name="T5"> Même pas en rêve ! Et éloigne-toi de moi s’il te plaît. Pourquoi t’irais pas baiser Augustin ? Il a l’air seul.</text:span></text:span></text:p>
      <text:p text:style-name="P6"/>
      <text:p text:style-name="P1"><text:span text:style-name="Police_20_par_20_défaut1"><text:span text:style-name="T13">Augustin :</text:span></text:span><text:span text:style-name="Police_20_par_20_défaut1"><text:span text:style-name="T5"> Impossible, mon cœur est déjà pris. Et par un homme dont la sagesse égale la virilité ! Personne ne pourra m’en détourner !</text:span></text:span></text:p>
      <text:p text:style-name="P6"/>
      <text:p text:style-name="P1"><text:span text:style-name="Police_20_par_20_défaut1"><text:span text:style-name="T13">Ivan :</text:span></text:span><text:span text:style-name="Police_20_par_20_défaut1"><text:span text:style-name="T5"> Léopold !</text:span></text:span></text:p>
      <text:p text:style-name="P6"/>
      <text:p text:style-name="P1"><text:span text:style-name="Police_20_par_20_défaut1"><text:span text:style-name="T13">Léopold :</text:span></text:span><text:span text:style-name="Police_20_par_20_défaut1"><text:span text:style-name="T5"> Ivan !</text:span></text:span></text:p>
      <text:p text:style-name="P6"/>
      <text:p text:style-name="P1"><text:span text:style-name="Police_20_par_20_défaut1"><text:span text:style-name="T13">Ivan :</text:span></text:span><text:span text:style-name="Police_20_par_20_défaut1"><text:span text:style-name="T5"> Tu vas bien ?</text:span></text:span></text:p>
      <text:p text:style-name="P6"/>
      <text:p text:style-name="P1"><text:span text:style-name="Police_20_par_20_défaut1"><text:span text:style-name="T13">Léopold :</text:span></text:span><text:span text:style-name="Police_20_par_20_défaut1"><text:span text:style-name="T5"> Évidemment ! C’est pas un monstre sortit d’un esprit tordu qui va me faire peur ! En parlant de ça…</text:span></text:span></text:p>
      <text:p text:style-name="P6"/>
      <text:p text:style-name="P6">Il se tourna vers Mathis.</text:p>
      <text:p text:style-name="P6"/>
      <text:p text:style-name="P1"><text:span text:style-name="Police_20_par_20_défaut1"><text:span text:style-name="T13">Léopold :</text:span></text:span><text:span text:style-name="Police_20_par_20_défaut1"><text:span text:style-name="T5"> Qui est le fondateur d’Amlaetxhis ?</text:span></text:span></text:p>
      <text:p text:style-name="P6"/>
      <text:p text:style-name="P1"><text:span text:style-name="Police_20_par_20_défaut1"><text:span text:style-name="T13">Mathis :</text:span></text:span><text:span text:style-name="Police_20_par_20_défaut1"><text:span text:style-name="T5"> Le fondateur, hein ? La pire abomination que tu puisses imaginer…</text:span></text:span></text:p>
      <text:p text:style-name="P6"/>
      <text:p text:style-name="P1"><text:span text:style-name="Police_20_par_20_défaut1"><text:span text:style-name="T13">Léopold :</text:span></text:span><text:span text:style-name="Police_20_par_20_défaut1"><text:span text:style-name="T5"> Oh mon dieu ! Tu veux dire que c’est…</text:span></text:span></text:p>
      <text:p text:style-name="P6"/>
      <text:p text:style-name="P1"><text:span text:style-name="Police_20_par_20_défaut1"><text:span text:style-name="T13">Matéo :</text:span></text:span><text:span text:style-name="Police_20_par_20_défaut1"><text:span text:style-name="T5"> Je tiens à vous féliciter ! Vous avez réussi à stopper mon bras droit, mais sachez que je suis gaucher ! Même si Amlaetxhis tombe, le hentai ne tombera pas tant que je serai là ! Xydoé ! Viens ici toute suite ! Tu as été très vilaine… tu vas recevoir une punition comme tu n’en as jamais eu…</text:span></text:span></text:p>
      <text:p text:style-name="P6"/>
      <text:p text:style-name="P1"><text:span text:style-name="Police_20_par_20_défaut1"><text:span text:style-name="T13">Léopold :</text:span></text:span><text:span text:style-name="Police_20_par_20_défaut1"><text:span text:style-name="T5"> </text:span></text:span><text:span text:style-name="Police_20_par_20_défaut1"><text:span text:style-name="T14">Putain mais il a vraiment un problème… Elle a genre 12 ans non ?</text:span></text:span></text:p>
      <text:p text:style-name="P6"/>
      <text:p text:style-name="P1"><text:soft-page-break/><text:span text:style-name="Police_20_par_20_défaut1"><text:span text:style-name="T13">Matéo :</text:span></text:span><text:span text:style-name="Police_20_par_20_défaut1"><text:span text:style-name="T5"> Et maintenant, je vais tous vous…</text:span></text:span></text:p>
      <text:p text:style-name="P6"/>
      <text:p text:style-name="P1"><text:span text:style-name="Police_20_par_20_défaut1"><text:span text:style-name="T13">Camille :</text:span></text:span><text:span text:style-name="Police_20_par_20_défaut1"><text:span text:style-name="T5"> </text:span></text:span><text:span text:style-name="Police_20_par_20_défaut1"><text:span text:style-name="T8">Ça y est ! J’ai réussi ! J’ai recalculé la trajectoire et elle roule droit maintenant !</text:span></text:span></text:p>
      <text:p text:style-name="P6"/>
      <text:p text:style-name="P6">Camille arriva en trombe dans la salle, courant avec une voiture télécommandée à côté de lui.</text:p>
      <text:p text:style-name="P6"/>
      <text:p text:style-name="P1"><text:span text:style-name="Police_20_par_20_défaut1"><text:span text:style-name="T13">Romain (poursuivant Camille):</text:span></text:span><text:span text:style-name="Police_20_par_20_défaut1"><text:span text:style-name="T5"> Camille ! Fais gaffe c’est pas ta voiture ! C’est une c…</text:span></text:span></text:p>
      <text:p text:style-name="P6"/>
      <text:p text:style-name="P6">Le véhicule prit un tremplin, et fut propulsé dans la face de Matéo.</text:p>
      <text:p text:style-name="P6"/>
      <text:p text:style-name="P1"><text:span text:style-name="Police_20_par_20_défaut1"><text:span text:style-name="T13">Romain :</text:span></text:span><text:span text:style-name="Police_20_par_20_défaut1"><text:span text:style-name="T5"> ...cireuse.</text:span></text:span></text:p>
      <text:p text:style-name="P6"/>
      <text:p text:style-name="P6">Ils regardèrent tous la cireuse tourner sur le corps de Matéo, qui criait d’agonie. Samy n’eut même pas besoin de monter dessus.</text:p>
      <text:p text:style-name="P6"/>
      <text:p text:style-name="P6">Ivan et Léopold se séparèrent du groupe. Ils enjambèrent le cadavre d’Antoine, et partirent dans un coin isolé.</text:p>
      <text:p text:style-name="P6"/>
      <text:p text:style-name="P1"><text:span text:style-name="Police_20_par_20_défaut1"><text:span text:style-name="T13">Léopold :</text:span></text:span><text:span text:style-name="Police_20_par_20_défaut1"><text:span text:style-name="T5"> On avait une discussion à finir non ?</text:span></text:span></text:p>
      <text:p text:style-name="P6"/>
      <text:p text:style-name="P1"><text:span text:style-name="Police_20_par_20_défaut1"><text:span text:style-name="T13">Ivan :</text:span></text:span><text:span text:style-name="Police_20_par_20_défaut1"><text:span text:style-name="T5"> Je voulais te dire que j…</text:span></text:span></text:p>
      <text:p text:style-name="P6"/>
      <text:p text:style-name="P1"><text:span text:style-name="Police_20_par_20_défaut1"><text:span text:style-name="T13">Léopold :</text:span></text:span><text:span text:style-name="Police_20_par_20_défaut1"><text:span text:style-name="T5"> Je sais. Je t’aime aussi.</text:span></text:span></text:p>
      <text:p text:style-name="P6"/>
      <text:p text:style-name="P6">Léopold approcha alors ses lèvres de celles d’Ivan, et ils s’embrassèrent. Un baiser long, et passionné. Léopold serrait Ivan contre lui, il commença à caresser son torse sous son T-shirt.</text:p>
      <text:p text:style-name="P6"/>
      <text:p text:style-name="P1"><text:span text:style-name="Police_20_par_20_défaut1"><text:span text:style-name="T13">Ivan : </text:span></text:span><text:span text:style-name="Police_20_par_20_défaut1"><text:span text:style-name="T5">Vas-y Léopold, je suis prêt.</text:span></text:span></text:p>
      <text:p text:style-name="P6"/>
      <text:p text:style-name="P6">Léopold le souleva, et le posa sur une petite table. Il commença à le déshabiller, tandis qu’Ivan faisait de même avec lui. Ils finirent nus, l’un contre l’autre. Léopold pris alors la jambe d’Ivan, et lui chuchota.</text:p>
      <text:p text:style-name="P6"/>
      <text:p text:style-name="P1"><text:span text:style-name="Police_20_par_20_défaut1"><text:span text:style-name="T13">Léopold :</text:span></text:span><text:span text:style-name="Police_20_par_20_défaut1"><text:span text:style-name="T5"> Je vais faire doucement.</text:span></text:span></text:p>
      <text:p text:style-name="P6"/>
      <text:p text:style-name="P6">Il rentra alors son sexe dans le trou étroit d’Ivan. Celui-ci se mit à gémir, ce qui excita d’avantage Léopold. Il se mit à bouger au bout de quelques minutes, ce qui lui procura un plaisir intense, qui ne dura que quelques minutes puisque Léopold était précoce. Il finit par se retirer, et regarda Ivan dans les yeux. Il était rouge, essoufflé, mais il trouva la force de se lever, pour embrasser de nouveau Léopold.</text:p>
      <text:p text:style-name="P6"/>
      <text:p text:style-name="P1"><text:span text:style-name="Police_20_par_20_défaut1"><text:span text:style-name="T13">Ivan :</text:span></text:span><text:span text:style-name="Police_20_par_20_défaut1"><text:span text:style-name="T5"> On le refera hein ?</text:span></text:span></text:p>
      <text:p text:style-name="P6"/>
      <text:p text:style-name="P1"><text:span text:style-name="Police_20_par_20_défaut1"><text:span text:style-name="T13">Léopold :</text:span></text:span><text:span text:style-name="Police_20_par_20_défaut1"><text:span text:style-name="T5"> Bien sûr, mais pas trop quand même, je voudrais pas te blesser.</text:span></text:span></text:p>
      <text:p text:style-name="P6"/>
      <text:p text:style-name="P6">Ils s’assirent alors tous les deux sur un petit banc, contemplant le coucher de soleil par le mur effondré de l’aéroport.</text:p>
      <text:p text:style-name="P6"/>
      <text:p text:style-name="P13">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text-align="start" style:justify-single-word="false" fo:orphans="2" fo:widows="2" style:writing-mode="lr-tb"/>
    </style:style>
    <style:style style:name="Police_20_par_20_défaut" style:display-name="Police par défaut" style:family="text"/>
    <style:style style:name="Police_20_par_20_défaut1" style:display-name="Police par défaut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1" style:page-layout-name="Mpm2"/>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8M36S</meta:editing-duration>
    <meta:editing-cycles>72</meta:editing-cycles>
    <meta:generator>LibreOffice/5.4.6.2$Windows_X86_64 LibreOffice_project/4014ce260a04f1026ba855d3b8d91541c224eab8</meta:generator>
    <dc:date>2019-01-14T12:53:15.409000000</dc:date>
    <meta:document-statistic meta:table-count="0" meta:image-count="0" meta:object-count="0" meta:page-count="27" meta:paragraph-count="516" meta:word-count="7390" meta:character-count="38266" meta:non-whitespace-character-count="31390"/>
    <meta:user-defined meta:name="Info 1"/>
    <meta:user-defined meta:name="Info 2"/>
    <meta:user-defined meta:name="Info 3"/>
    <meta:user-defined meta:name="Info 4"/>
  </office:meta>
</office:document-meta>
</file>